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5.161cm"/>
    </style:style>
    <style:style style:name="co6" style:family="table-column">
      <style:table-column-properties fo:break-before="auto" style:column-width="1.7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17"/>
    <style:style style:name="ce5" style:family="table-cell" style:parent-style-name="Default" style:data-style-name="N1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2" table:number-columns-repeated="6"/>
          <table:table-cell table:number-columns-repeated="2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table:formula="of:=5168" office:value-type="float" office:value="5168">
            <text:p>5168</text:p>
          </table:table-cell>
          <table:table-cell table:style-name="ce2" table:number-columns-repeated="3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M7]*[.L7]" office:value-type="float" office:value="1">
            <text:p>1</text:p>
          </table:table-cell>
        </table:table-row>
        <table:table-row table:style-name="ro1">
          <table:table-cell table:number-columns-repeated="5"/>
          <table:table-cell table:style-name="ce4"/>
          <table:table-cell table:style-name="ce2" table:number-columns-repeated="4"/>
          <table:table-cell table:style-name="ce2" office:value-type="float" office:value="3">
            <text:p>3</text:p>
          </table:table-cell>
          <table:table-cell table:style-name="ce2" table:formula="of:=[.L7]*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8]*[.L8]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table:formula="of:=[.L8]*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9]*[.L9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2009 finals</text:p>
          </table:table-cell>
          <table:table-cell office:value-type="float" office:value="2">
            <text:p>2</text:p>
          </table:table-cell>
          <table:table-cell/>
          <table:table-cell office:value-type="float" office:value="120">
            <text:p>120</text:p>
          </table:table-cell>
          <table:table-cell table:style-name="ce4" table:formula="of:=[.E10]^2/48" office:value-type="float" office:value="300">
            <text:p>300.00000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formula="of:=[.L9]*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M10]*[.L10]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2010 finals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0]+1" office:value-type="float" office:value="6">
            <text:p>6</text:p>
          </table:table-cell>
          <table:table-cell table:style-name="ce2" table:formula="of:=[.L10]*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M11]*[.L11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1 3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1]+1" office:value-type="float" office:value="7">
            <text:p>7</text:p>
          </table:table-cell>
          <table:table-cell table:style-name="ce2" table:formula="of:=[.L11]*2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M12]*[.L12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1 finals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2]+1" office:value-type="float" office:value="8">
            <text:p>8</text:p>
          </table:table-cell>
          <table:table-cell table:style-name="ce2" table:formula="of:=[.L12]*2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M13]*[.L13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3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3]+1" office:value-type="float" office:value="9">
            <text:p>9</text:p>
          </table:table-cell>
          <table:table-cell table:style-name="ce2" table:formula="of:=[.L13]*2" office:value-type="float" office:value="128">
            <text:p>128</text:p>
          </table:table-cell>
          <table:table-cell/>
          <table:table-cell table:formula="of:=[.M14]*[.L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4]+1" office:value-type="float" office:value="10">
            <text:p>10</text:p>
          </table:table-cell>
          <table:table-cell table:style-name="ce2" table:formula="of:=[.L14]*2" office:value-type="float" office:value="256">
            <text:p>256</text:p>
          </table:table-cell>
          <table:table-cell/>
          <table:table-cell table:formula="of:=[.M15]*[.L15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frica 20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5]+1" office:value-type="float" office:value="11">
            <text:p>11</text:p>
          </table:table-cell>
          <table:table-cell table:style-name="ce2" table:formula="of:=[.L15]*2" office:value-type="float" office:value="512">
            <text:p>512</text:p>
          </table:table-cell>
          <table:table-cell/>
          <table:table-cell table:formula="of:=[.M16]*[.L16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frica 2011</text:p>
          </table:table-cell>
          <table:table-cell office:value-type="float" office:value="5">
            <text:p>5</text:p>
          </table:table-cell>
          <table:table-cell/>
          <table:table-cell table:formula="of:=675/3" office:value-type="float" office:value="225">
            <text:p>225</text:p>
          </table:table-cell>
          <table:table-cell table:style-name="ce4" table:formula="of:=[.E17]*2" office:value-type="float" office:value="450">
            <text:p>450.00000</text:p>
          </table:table-cell>
          <table:table-cell table:style-name="ce2" table:number-columns-repeated="4"/>
          <table:table-cell table:style-name="ce2" table:formula="of:=[.K16]+1" office:value-type="float" office:value="12">
            <text:p>12</text:p>
          </table:table-cell>
          <table:table-cell table:style-name="ce2" table:formula="of:=[.L16]*2" office:value-type="float" office:value="1024">
            <text:p>1024</text:p>
          </table:table-cell>
          <table:table-cell office:value-type="float" office:value="0">
            <text:p>0</text:p>
          </table:table-cell>
          <table:table-cell table:formula="of:=[.M17]*[.L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10:.C17])" office:value-type="float" office:value="22">
            <text:p>22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7]+1" office:value-type="float" office:value="13">
            <text:p>13</text:p>
          </table:table-cell>
          <table:table-cell table:style-name="ce2" table:formula="of:=[.L17]*2" office:value-type="float" office:value="2048">
            <text:p>2048</text:p>
          </table:table-cell>
          <table:table-cell office:value-type="float" office:value="0">
            <text:p>0</text:p>
          </table:table-cell>
          <table:table-cell table:formula="of:=[.M18]*[.L18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style-name="ce4"/>
          <table:table-cell table:style-name="ce2" table:number-columns-repeated="4"/>
          <table:table-cell table:style-name="ce2" table:formula="of:=[.K18]+1" office:value-type="float" office:value="14">
            <text:p>14</text:p>
          </table:table-cell>
          <table:table-cell table:style-name="ce2" table:formula="of:=[.L18]*2" office:value-type="float" office:value="4096">
            <text:p>4096</text:p>
          </table:table-cell>
          <table:table-cell office:value-type="float" office:value="1">
            <text:p>1</text:p>
          </table:table-cell>
          <table:table-cell table:formula="of:=[.M19]*[.L19]" office:value-type="float" office:value="4096">
            <text:p>4096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/>
          <table:table-cell table:style-name="ce4"/>
          <table:table-cell table:style-name="ce2" table:number-columns-repeated="5"/>
          <table:table-cell table:style-name="ce2" table:formula="of:=[.L19]*2" office:value-type="float" office:value="8192">
            <text:p>8192</text:p>
          </table:table-cell>
          <table:table-cell office:value-type="float" office:value="0">
            <text:p>0</text:p>
          </table:table-cell>
          <table:table-cell table:formula="of:=[.M20]*[.L20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2" table:formula="of:=[.L20]*2" office:value-type="float" office:value="16384">
            <text:p>16384</text:p>
          </table:table-cell>
          <table:table-cell office:value-type="float" office:value="0">
            <text:p>0</text:p>
          </table:table-cell>
          <table:table-cell table:formula="of:=[.M21]*[.L21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4"/>
          <table:table-cell table:style-name="ce2" office:value-type="string">
            <text:p>C</text:p>
          </table:table-cell>
          <table:table-cell table:style-name="ce2" office:value-type="string">
            <text:p>P</text:p>
          </table:table-cell>
          <table:table-cell table:style-name="ce2" table:number-columns-repeated="4"/>
          <table:table-cell table:style-name="ce2" table:formula="of:=[.L21]*2" office:value-type="float" office:value="32768">
            <text:p>32768</text:p>
          </table:table-cell>
          <table:table-cell/>
          <table:table-cell table:formula="of:=[.M22]*[.L22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63" office:value-type="float" office:value="9.22337203685478E+018">
            <text:p>922337203685478000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4"/>
          <table:table-cell/>
          <table:table-cell table:formula="of:=SUM([.N7:.N22])" office:value-type="float" office:value="4111">
            <text:p>4111</text:p>
          </table:table-cell>
        </table:table-row>
        <table:table-row table:style-name="ro1">
          <table:table-cell/>
          <table:table-cell table:number-columns-repeated="2" table:style-name="ce2"/>
          <table:table-cell table:style-name="ce2" table:formula="of:=10^17" office:value-type="float" office:value="1E+017">
            <text:p>100000000000000000</text:p>
          </table:table-cell>
          <table:table-cell table:style-name="ce2" table:number-columns-repeated="2"/>
          <table:table-cell table:style-name="ce2" table:formula="of:=[.G23]*[.H23]/[.F23]" office:value-type="float" office:value="53.3333333333333">
            <text:p>53</text:p>
          </table:table-cell>
          <table:table-cell table:style-name="ce2" table:formula="of:=MOD([.G23]*[.H23];[.F23])" office:value-type="float" office:value="1">
            <text:p>1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ce2" table:number-columns-repeated="11"/>
          <table:table-cell table:number-columns-repeated="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formula="of:=[.F26]*[.$B26]" office:value-type="float" office:value="4">
            <text:p>4</text:p>
          </table:table-cell>
          <table:table-cell table:style-name="ce2" table:formula="of:=[.G26]*[.$B26]" office:value-type="float" office:value="8">
            <text:p>8</text:p>
          </table:table-cell>
          <table:table-cell table:style-name="ce2" table:formula="of:=[.H26]*[.$B26]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Size 3</text:p>
          </table:table-cell>
          <table:table-cell table:style-name="ce2" office:value-type="float" office:value="1">
            <text:p>1</text:p>
          </table:table-cell>
          <table:table-cell table:style-name="ce2" table:formula="of:=[.F27]*[.$B27]" office:value-type="float" office:value="3">
            <text:p>3</text:p>
          </table:table-cell>
          <table:table-cell table:style-name="ce2" table:formula="of:=[.G27]*[.$B27]" office:value-type="float" office:value="7">
            <text:p>7</text:p>
          </table:table-cell>
          <table:table-cell table:style-name="ce2" table:formula="of:=[.H27]*[.$B27]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table:formula="of:=26247" office:value-type="float" office:value="26247">
            <text:p>26247</text:p>
          </table:table-cell>
          <table:table-cell table:style-name="ce2" table:formula="of:=[.K27]*([.K27]+1)/2" office:value-type="float" office:value="344465628">
            <text:p>344465628</text:p>
          </table:table-cell>
          <table:table-cell table:formula="of:=SQRT([.L27])" office:value-type="float" office:value="18559.7852358264">
            <text:p>18559.78523582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formula="of:=[.F28]*[.$B28]" office:value-type="float" office:value="2">
            <text:p>2</text:p>
          </table:table-cell>
          <table:table-cell table:style-name="ce2" table:formula="of:=[.G28]*[.$B28]" office:value-type="float" office:value="1">
            <text:p>1</text:p>
          </table:table-cell>
          <table:table-cell table:style-name="ce2" table:formula="of:=[.H28]*[.$B28]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table:formula="of:=[.K27]*[.K27]" office:value-type="float" office:value="688905009">
            <text:p>688905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7"/>
          <table:table-cell table:number-columns-repeated="2"/>
          <table:table-cell table:style-name="ce2"/>
          <table:table-cell table:style-name="ce2"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style-name="ce2" table:formula="of:=SUM([.C26:.C28])" office:value-type="float" office:value="9">
            <text:p>9</text:p>
          </table:table-cell>
          <table:table-cell table:style-name="ce2" table:formula="of:=SUM([.D26:.D28])" office:value-type="float" office:value="16">
            <text:p>16</text:p>
          </table:table-cell>
          <table:table-cell table:style-name="ce2" table:formula="of:=SUM([.E26:.E28])" office:value-type="float" office:value="15">
            <text:p>15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table:formula="of:=[.C30]" office:value-type="float" office:value="9">
            <text:p>9</text:p>
          </table:table-cell>
          <table:table-cell table:style-name="ce2" table:formula="of:=[.D30]/[.C30]" office:value-type="float" office:value="1.77777777777778">
            <text:p>2</text:p>
          </table:table-cell>
          <table:table-cell table:style-name="ce2" table:formula="of:=[.E30]/[.C30]" office:value-type="float" office:value="1.66666666666667">
            <text:p>2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style-name="ce2"/>
          <table:table-cell table:style-name="ce2" table:formula="of:=MOD([.C30];[.C33])" office:value-type="float" office:value="0">
            <text:p>0</text:p>
          </table:table-cell>
          <table:table-cell table:style-name="ce2" table:formula="of:=MOD([.D30];[.D33])" office:value-type="float" office:value="0">
            <text:p>0</text:p>
          </table:table-cell>
          <table:table-cell table:style-name="ce2" table:formula="of:=MOD([.E30];[.E33])" office:value-type="float" office:value="0">
            <text:p>0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2]+1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formula="of:=[.F33]*[.$B33]" office:value-type="float" office:value="3">
            <text:p>3</text:p>
          </table:table-cell>
          <table:table-cell table:style-name="ce2" table:formula="of:=[.G33]*[.$B33]" office:value-type="float" office:value="4">
            <text:p>4</text:p>
          </table:table-cell>
          <table:table-cell table:style-name="ce2" table:formula="of:=[.H33]*[.$B33]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3]+1" office:value-type="float" office:value="8">
            <text:p>8</text:p>
          </table:table-cell>
          <table:table-cell table:style-name="ce2"/>
          <table:table-cell table:style-name="ce3" table:formula="of:=3/3" office:value-type="float" office:value="1">
            <text:p>1.00</text:p>
          </table:table-cell>
          <table:table-cell table:style-name="ce3" table:formula="of:=[.D33]/[.C33]" office:value-type="float" office:value="1.33333333333333">
            <text:p>1.33</text:p>
          </table:table-cell>
          <table:table-cell table:style-name="ce3" table:formula="of:=[.E33]/[.C33]" office:value-type="float" office:value="1.66666666666667">
            <text:p>1.67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4]+1" office:value-type="float" office:value="9">
            <text:p>9</text:p>
          </table:table-cell>
          <table:table-cell table:style-name="ce2"/>
          <table:table-cell table:style-name="ce2" table:formula="of:=[.C33]-[.C30]" office:value-type="float" office:value="-6">
            <text:p>-6</text:p>
          </table:table-cell>
          <table:table-cell table:style-name="ce2" table:formula="of:=[.D33]-[.D30]" office:value-type="float" office:value="-12">
            <text:p>-12</text:p>
          </table:table-cell>
          <table:table-cell table:style-name="ce2" table:formula="of:=[.E33]-[.E30]" office:value-type="float" office:value="-10">
            <text:p>-10</text:p>
          </table:table-cell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5]+1" office:value-type="float" office:value="10">
            <text:p>10</text:p>
          </table:table-cell>
          <table:table-cell table:style-name="ce2" table:number-columns-repeated="4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6]+1" office:value-type="float" office:value="11">
            <text:p>11</text:p>
          </table:table-cell>
          <table:table-cell table:style-name="ce2" table:number-columns-repeated="4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7]+1" office:value-type="float" office:value="12">
            <text:p>12</text:p>
          </table:table-cell>
          <table:table-cell table:style-name="ce2" table:number-columns-repeated="7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8]+1" office:value-type="float" office:value="13">
            <text:p>13</text:p>
          </table:table-cell>
          <table:table-cell table:style-name="ce2" table:formula="of:=100^3" office:value-type="float" office:value="1000000">
            <text:p>1000000</text:p>
          </table:table-cell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9]+1" office:value-type="float" office:value="14">
            <text:p>14</text:p>
          </table:table-cell>
          <table:table-cell table:style-name="ce2" table:number-columns-repeated="7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0]+1" office:value-type="float" office:value="15">
            <text:p>15</text:p>
          </table:table-cell>
          <table:table-cell table:style-name="ce2" table:number-columns-repeated="7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1]+1" office:value-type="float" office:value="16">
            <text:p>16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42]+1" office:value-type="float" office:value="17">
            <text:p>17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43]+1" office:value-type="float" office:value="18">
            <text:p>18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44]+1" office:value-type="float" office:value="19">
            <text:p>19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45]+1" office:value-type="float" office:value="20">
            <text:p>20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46]+1" office:value-type="float" office:value="21">
            <text:p>21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47]+1" office:value-type="float" office:value="22">
            <text:p>22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48]+1" office:value-type="float" office:value="23">
            <text:p>23</text:p>
          </table:table-cell>
          <table:table-cell table:style-name="ce2" table:number-columns-repeated="7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f:=[.A49]+1" office:value-type="float" office:value="24">
            <text:p>24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0]+1" office:value-type="float" office:value="25">
            <text:p>25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1]+1" office:value-type="float" office:value="26">
            <text:p>26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2]+1" office:value-type="float" office:value="27">
            <text:p>27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3]+1" office:value-type="float" office:value="28">
            <text:p>28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4]+1" office:value-type="float" office:value="29">
            <text:p>29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5]+1" office:value-type="float" office:value="30">
            <text:p>30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6]+1" office:value-type="float" office:value="31">
            <text:p>31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7]+1" office:value-type="float" office:value="32">
            <text:p>32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8]+1" office:value-type="float" office:value="33">
            <text:p>33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9]+1" office:value-type="float" office:value="34">
            <text:p>34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0]+1" office:value-type="float" office:value="35">
            <text:p>35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1]+1" office:value-type="float" office:value="36">
            <text:p>36</text:p>
          </table:table-cell>
          <table:table-cell table:formula="of:=([.$B$24]-[.$A65]+1)*([.$C$24]-[.$A65]+1)" office:value-type="float" office:value="1444">
            <text:p>1444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62]+1" office:value-type="float" office:value="37">
            <text:p>37</text:p>
          </table:table-cell>
          <table:table-cell table:formula="of:=([.$B$24]-[.$A66]+1)*([.$C$24]-[.$A66]+1)" office:value-type="float" office:value="1521">
            <text:p>1521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63]+1" office:value-type="float" office:value="38">
            <text:p>38</text:p>
          </table:table-cell>
          <table:table-cell table:formula="of:=([.$B$24]-[.$A67]+1)*([.$C$24]-[.$A67]+1)" office:value-type="float" office:value="1600">
            <text:p>160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formula="of:=[.A64]+1" office:value-type="float" office:value="39">
            <text:p>39</text:p>
          </table:table-cell>
          <table:table-cell table:formula="of:=([.$B$24]-[.$A68]+1)*([.$C$24]-[.$A68]+1)" office:value-type="float" office:value="1681">
            <text:p>168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65]+1" office:value-type="float" office:value="40">
            <text:p>40</text:p>
          </table:table-cell>
          <table:table-cell table:formula="of:=([.$B$24]-[.$A69]+1)*([.$C$24]-[.$A69]+1)" office:value-type="float" office:value="1764">
            <text:p>1764</text:p>
          </table:table-cell>
          <table:table-cell table:number-columns-repeated="12"/>
        </table:table-row>
        <table:table-row table:style-name="ro1">
          <table:table-cell table:formula="of:=[.A66]+1" office:value-type="float" office:value="41">
            <text:p>41</text:p>
          </table:table-cell>
          <table:table-cell table:formula="of:=([.$B$24]-[.$A70]+1)*([.$C$24]-[.$A70]+1)" office:value-type="float" office:value="1849">
            <text:p>1849</text:p>
          </table:table-cell>
          <table:table-cell table:number-columns-repeated="12"/>
        </table:table-row>
        <table:table-row table:style-name="ro1">
          <table:table-cell table:formula="of:=[.A67]+1" office:value-type="float" office:value="42">
            <text:p>42</text:p>
          </table:table-cell>
          <table:table-cell table:formula="of:=([.$B$24]-[.$A71]+1)*([.$C$24]-[.$A71]+1)" office:value-type="float" office:value="1936">
            <text:p>1936</text:p>
          </table:table-cell>
          <table:table-cell table:number-columns-repeated="12"/>
        </table:table-row>
        <table:table-row table:style-name="ro1">
          <table:table-cell table:formula="of:=[.A68]+1" office:value-type="float" office:value="43">
            <text:p>43</text:p>
          </table:table-cell>
          <table:table-cell table:formula="of:=([.$B$24]-[.$A72]+1)*([.$C$24]-[.$A72]+1)" office:value-type="float" office:value="2025">
            <text:p>2025</text:p>
          </table:table-cell>
          <table:table-cell table:number-columns-repeated="12"/>
        </table:table-row>
        <table:table-row table:style-name="ro1">
          <table:table-cell table:formula="of:=[.A69]+1" office:value-type="float" office:value="44">
            <text:p>44</text:p>
          </table:table-cell>
          <table:table-cell table:formula="of:=([.$B$24]-[.$A73]+1)*([.$C$24]-[.$A73]+1)" office:value-type="float" office:value="2116">
            <text:p>2116</text:p>
          </table:table-cell>
          <table:table-cell table:number-columns-repeated="12"/>
        </table:table-row>
        <table:table-row table:style-name="ro1">
          <table:table-cell table:formula="of:=[.A70]+1" office:value-type="float" office:value="45">
            <text:p>45</text:p>
          </table:table-cell>
          <table:table-cell table:formula="of:=([.$B$24]-[.$A74]+1)*([.$C$24]-[.$A74]+1)" office:value-type="float" office:value="2209">
            <text:p>2209</text:p>
          </table:table-cell>
          <table:table-cell table:number-columns-repeated="12"/>
        </table:table-row>
        <table:table-row table:style-name="ro1">
          <table:table-cell table:formula="of:=[.A71]+1" office:value-type="float" office:value="46">
            <text:p>46</text:p>
          </table:table-cell>
          <table:table-cell table:formula="of:=([.$B$24]-[.$A75]+1)*([.$C$24]-[.$A75]+1)" office:value-type="float" office:value="2304">
            <text:p>2304</text:p>
          </table:table-cell>
          <table:table-cell table:number-columns-repeated="12"/>
        </table:table-row>
        <table:table-row table:style-name="ro1">
          <table:table-cell table:formula="of:=[.A72]+1" office:value-type="float" office:value="47">
            <text:p>47</text:p>
          </table:table-cell>
          <table:table-cell table:formula="of:=([.$B$24]-[.$A76]+1)*([.$C$24]-[.$A76]+1)" office:value-type="float" office:value="2401">
            <text:p>2401</text:p>
          </table:table-cell>
          <table:table-cell table:number-columns-repeated="12"/>
        </table:table-row>
        <table:table-row table:style-name="ro1">
          <table:table-cell table:formula="of:=[.A73]+1" office:value-type="float" office:value="48">
            <text:p>48</text:p>
          </table:table-cell>
          <table:table-cell table:formula="of:=([.$B$24]-[.$A77]+1)*([.$C$24]-[.$A77]+1)" office:value-type="float" office:value="2500">
            <text:p>2500</text:p>
          </table:table-cell>
          <table:table-cell table:number-columns-repeated="12"/>
        </table:table-row>
        <table:table-row table:style-name="ro1">
          <table:table-cell table:formula="of:=[.A74]+1" office:value-type="float" office:value="49">
            <text:p>49</text:p>
          </table:table-cell>
          <table:table-cell table:formula="of:=([.$B$24]-[.$A78]+1)*([.$C$24]-[.$A78]+1)" office:value-type="float" office:value="2601">
            <text:p>2601</text:p>
          </table:table-cell>
          <table:table-cell table:number-columns-repeated="12"/>
        </table:table-row>
        <table:table-row table:style-name="ro1">
          <table:table-cell table:formula="of:=[.A75]+1" office:value-type="float" office:value="50">
            <text:p>50</text:p>
          </table:table-cell>
          <table:table-cell table:formula="of:=([.$B$24]-[.$A79]+1)*([.$C$24]-[.$A79]+1)" office:value-type="float" office:value="2704">
            <text:p>2704</text:p>
          </table:table-cell>
          <table:table-cell table:number-columns-repeated="12"/>
        </table:table-row>
        <table:table-row table:style-name="ro1">
          <table:table-cell table:formula="of:=[.A76]+1" office:value-type="float" office:value="51">
            <text:p>51</text:p>
          </table:table-cell>
          <table:table-cell table:formula="of:=([.$B$24]-[.$A80]+1)*([.$C$24]-[.$A80]+1)" office:value-type="float" office:value="2809">
            <text:p>2809</text:p>
          </table:table-cell>
          <table:table-cell table:number-columns-repeated="12"/>
        </table:table-row>
        <table:table-row table:style-name="ro1">
          <table:table-cell table:formula="of:=[.A77]+1" office:value-type="float" office:value="52">
            <text:p>52</text:p>
          </table:table-cell>
          <table:table-cell table:formula="of:=([.$B$24]-[.$A81]+1)*([.$C$24]-[.$A81]+1)" office:value-type="float" office:value="2916">
            <text:p>2916</text:p>
          </table:table-cell>
          <table:table-cell table:number-columns-repeated="12"/>
        </table:table-row>
        <table:table-row table:style-name="ro1">
          <table:table-cell table:formula="of:=[.A78]+1" office:value-type="float" office:value="53">
            <text:p>53</text:p>
          </table:table-cell>
          <table:table-cell table:formula="of:=([.$B$24]-[.$A82]+1)*([.$C$24]-[.$A82]+1)" office:value-type="float" office:value="3025">
            <text:p>3025</text:p>
          </table:table-cell>
          <table:table-cell table:number-columns-repeated="12"/>
        </table:table-row>
        <table:table-row table:style-name="ro1">
          <table:table-cell table:formula="of:=[.A79]+1" office:value-type="float" office:value="54">
            <text:p>54</text:p>
          </table:table-cell>
          <table:table-cell table:formula="of:=([.$B$24]-[.$A83]+1)*([.$C$24]-[.$A83]+1)" office:value-type="float" office:value="3136">
            <text:p>3136</text:p>
          </table:table-cell>
          <table:table-cell table:number-columns-repeated="12"/>
        </table:table-row>
        <table:table-row table:style-name="ro1">
          <table:table-cell table:formula="of:=[.A80]+1" office:value-type="float" office:value="55">
            <text:p>55</text:p>
          </table:table-cell>
          <table:table-cell table:formula="of:=([.$B$24]-[.$A84]+1)*([.$C$24]-[.$A84]+1)" office:value-type="float" office:value="3249">
            <text:p>3249</text:p>
          </table:table-cell>
          <table:table-cell table:number-columns-repeated="12"/>
        </table:table-row>
        <table:table-row table:style-name="ro1">
          <table:table-cell table:formula="of:=[.A81]+1" office:value-type="float" office:value="56">
            <text:p>56</text:p>
          </table:table-cell>
          <table:table-cell table:formula="of:=([.$B$24]-[.$A85]+1)*([.$C$24]-[.$A85]+1)" office:value-type="float" office:value="3364">
            <text:p>3364</text:p>
          </table:table-cell>
          <table:table-cell table:number-columns-repeated="12"/>
        </table:table-row>
        <table:table-row table:style-name="ro1">
          <table:table-cell table:formula="of:=[.A82]+1" office:value-type="float" office:value="57">
            <text:p>57</text:p>
          </table:table-cell>
          <table:table-cell table:formula="of:=([.$B$24]-[.$A86]+1)*([.$C$24]-[.$A86]+1)" office:value-type="float" office:value="3481">
            <text:p>3481</text:p>
          </table:table-cell>
          <table:table-cell table:number-columns-repeated="12"/>
        </table:table-row>
        <table:table-row table:style-name="ro1">
          <table:table-cell table:formula="of:=[.A83]+1" office:value-type="float" office:value="58">
            <text:p>58</text:p>
          </table:table-cell>
          <table:table-cell table:formula="of:=([.$B$24]-[.$A87]+1)*([.$C$24]-[.$A87]+1)" office:value-type="float" office:value="3600">
            <text:p>3600</text:p>
          </table:table-cell>
          <table:table-cell table:number-columns-repeated="12"/>
        </table:table-row>
        <table:table-row table:style-name="ro1">
          <table:table-cell table:formula="of:=[.A84]+1" office:value-type="float" office:value="59">
            <text:p>59</text:p>
          </table:table-cell>
          <table:table-cell table:formula="of:=([.$B$24]-[.$A88]+1)*([.$C$24]-[.$A88]+1)" office:value-type="float" office:value="3721">
            <text:p>3721</text:p>
          </table:table-cell>
          <table:table-cell table:number-columns-repeated="12"/>
        </table:table-row>
        <table:table-row table:style-name="ro1">
          <table:table-cell table:formula="of:=[.A85]+1" office:value-type="float" office:value="60">
            <text:p>60</text:p>
          </table:table-cell>
          <table:table-cell table:formula="of:=([.$B$24]-[.$A89]+1)*([.$C$24]-[.$A89]+1)" office:value-type="float" office:value="3844">
            <text:p>3844</text:p>
          </table:table-cell>
          <table:table-cell table:number-columns-repeated="12"/>
        </table:table-row>
        <table:table-row table:style-name="ro1">
          <table:table-cell table:formula="of:=[.A86]+1" office:value-type="float" office:value="61">
            <text:p>61</text:p>
          </table:table-cell>
          <table:table-cell table:formula="of:=([.$B$24]-[.$A90]+1)*([.$C$24]-[.$A90]+1)" office:value-type="float" office:value="3969">
            <text:p>3969</text:p>
          </table:table-cell>
          <table:table-cell table:number-columns-repeated="12"/>
        </table:table-row>
        <table:table-row table:style-name="ro1">
          <table:table-cell table:formula="of:=[.A87]+1" office:value-type="float" office:value="62">
            <text:p>62</text:p>
          </table:table-cell>
          <table:table-cell table:formula="of:=([.$B$24]-[.$A91]+1)*([.$C$24]-[.$A91]+1)" office:value-type="float" office:value="4096">
            <text:p>4096</text:p>
          </table:table-cell>
          <table:table-cell table:number-columns-repeated="12"/>
        </table:table-row>
        <table:table-row table:style-name="ro1">
          <table:table-cell table:formula="of:=[.A88]+1" office:value-type="float" office:value="63">
            <text:p>63</text:p>
          </table:table-cell>
          <table:table-cell table:formula="of:=([.$B$24]-[.$A92]+1)*([.$C$24]-[.$A92]+1)" office:value-type="float" office:value="4225">
            <text:p>4225</text:p>
          </table:table-cell>
          <table:table-cell table:number-columns-repeated="12"/>
        </table:table-row>
        <table:table-row table:style-name="ro1">
          <table:table-cell table:formula="of:=[.A89]+1" office:value-type="float" office:value="64">
            <text:p>64</text:p>
          </table:table-cell>
          <table:table-cell table:formula="of:=([.$B$24]-[.$A93]+1)*([.$C$24]-[.$A93]+1)" office:value-type="float" office:value="4356">
            <text:p>4356</text:p>
          </table:table-cell>
          <table:table-cell table:number-columns-repeated="12"/>
        </table:table-row>
        <table:table-row table:style-name="ro1">
          <table:table-cell table:formula="of:=[.A90]+1" office:value-type="float" office:value="65">
            <text:p>65</text:p>
          </table:table-cell>
          <table:table-cell table:formula="of:=([.$B$24]-[.$A94]+1)*([.$C$24]-[.$A94]+1)" office:value-type="float" office:value="4489">
            <text:p>4489</text:p>
          </table:table-cell>
          <table:table-cell table:number-columns-repeated="12"/>
        </table:table-row>
        <table:table-row table:style-name="ro1">
          <table:table-cell table:formula="of:=[.A91]+1" office:value-type="float" office:value="66">
            <text:p>66</text:p>
          </table:table-cell>
          <table:table-cell table:formula="of:=([.$B$24]-[.$A95]+1)*([.$C$24]-[.$A95]+1)" office:value-type="float" office:value="4624">
            <text:p>4624</text:p>
          </table:table-cell>
          <table:table-cell table:number-columns-repeated="12"/>
        </table:table-row>
        <table:table-row table:style-name="ro1">
          <table:table-cell table:formula="of:=[.A92]+1" office:value-type="float" office:value="67">
            <text:p>67</text:p>
          </table:table-cell>
          <table:table-cell table:formula="of:=([.$B$24]-[.$A96]+1)*([.$C$24]-[.$A96]+1)" office:value-type="float" office:value="4761">
            <text:p>4761</text:p>
          </table:table-cell>
          <table:table-cell table:number-columns-repeated="12"/>
        </table:table-row>
        <table:table-row table:style-name="ro1">
          <table:table-cell table:formula="of:=[.A93]+1" office:value-type="float" office:value="68">
            <text:p>68</text:p>
          </table:table-cell>
          <table:table-cell table:formula="of:=([.$B$24]-[.$A97]+1)*([.$C$24]-[.$A97]+1)" office:value-type="float" office:value="4900">
            <text:p>4900</text:p>
          </table:table-cell>
          <table:table-cell table:number-columns-repeated="12"/>
        </table:table-row>
        <table:table-row table:style-name="ro1">
          <table:table-cell table:formula="of:=[.A94]+1" office:value-type="float" office:value="69">
            <text:p>69</text:p>
          </table:table-cell>
          <table:table-cell table:formula="of:=([.$B$24]-[.$A98]+1)*([.$C$24]-[.$A98]+1)" office:value-type="float" office:value="5041">
            <text:p>5041</text:p>
          </table:table-cell>
          <table:table-cell table:number-columns-repeated="12"/>
        </table:table-row>
        <table:table-row table:style-name="ro1">
          <table:table-cell table:formula="of:=[.A95]+1" office:value-type="float" office:value="70">
            <text:p>70</text:p>
          </table:table-cell>
          <table:table-cell table:formula="of:=([.$B$24]-[.$A99]+1)*([.$C$24]-[.$A99]+1)" office:value-type="float" office:value="5184">
            <text:p>5184</text:p>
          </table:table-cell>
          <table:table-cell table:number-columns-repeated="12"/>
        </table:table-row>
        <table:table-row table:style-name="ro1">
          <table:table-cell table:formula="of:=[.A96]+1" office:value-type="float" office:value="71">
            <text:p>71</text:p>
          </table:table-cell>
          <table:table-cell table:formula="of:=([.$B$24]-[.$A100]+1)*([.$C$24]-[.$A100]+1)" office:value-type="float" office:value="5329">
            <text:p>5329</text:p>
          </table:table-cell>
          <table:table-cell table:number-columns-repeated="12"/>
        </table:table-row>
        <table:table-row table:style-name="ro1">
          <table:table-cell table:formula="of:=[.A97]+1" office:value-type="float" office:value="72">
            <text:p>72</text:p>
          </table:table-cell>
          <table:table-cell table:formula="of:=([.$B$24]-[.$A101]+1)*([.$C$24]-[.$A101]+1)" office:value-type="float" office:value="5476">
            <text:p>5476</text:p>
          </table:table-cell>
          <table:table-cell table:number-columns-repeated="12"/>
        </table:table-row>
        <table:table-row table:style-name="ro1">
          <table:table-cell table:formula="of:=[.A98]+1" office:value-type="float" office:value="73">
            <text:p>73</text:p>
          </table:table-cell>
          <table:table-cell table:formula="of:=([.$B$24]-[.$A102]+1)*([.$C$24]-[.$A102]+1)" office:value-type="float" office:value="5625">
            <text:p>5625</text:p>
          </table:table-cell>
          <table:table-cell table:number-columns-repeated="12"/>
        </table:table-row>
        <table:table-row table:style-name="ro1">
          <table:table-cell table:formula="of:=[.A99]+1" office:value-type="float" office:value="74">
            <text:p>74</text:p>
          </table:table-cell>
          <table:table-cell table:formula="of:=([.$B$24]-[.$A103]+1)*([.$C$24]-[.$A103]+1)" office:value-type="float" office:value="5776">
            <text:p>5776</text:p>
          </table:table-cell>
          <table:table-cell table:number-columns-repeated="12"/>
        </table:table-row>
        <table:table-row table:style-name="ro1">
          <table:table-cell table:formula="of:=[.A100]+1" office:value-type="float" office:value="75">
            <text:p>75</text:p>
          </table:table-cell>
          <table:table-cell table:formula="of:=([.$B$24]-[.$A104]+1)*([.$C$24]-[.$A104]+1)" office:value-type="float" office:value="5929">
            <text:p>5929</text:p>
          </table:table-cell>
          <table:table-cell table:number-columns-repeated="12"/>
        </table:table-row>
        <table:table-row table:style-name="ro1">
          <table:table-cell table:formula="of:=[.A101]+1" office:value-type="float" office:value="76">
            <text:p>76</text:p>
          </table:table-cell>
          <table:table-cell table:formula="of:=([.$B$24]-[.$A105]+1)*([.$C$24]-[.$A105]+1)" office:value-type="float" office:value="6084">
            <text:p>6084</text:p>
          </table:table-cell>
          <table:table-cell table:number-columns-repeated="12"/>
        </table:table-row>
        <table:table-row table:style-name="ro1">
          <table:table-cell table:formula="of:=[.A102]+1" office:value-type="float" office:value="77">
            <text:p>77</text:p>
          </table:table-cell>
          <table:table-cell table:formula="of:=([.$B$24]-[.$A106]+1)*([.$C$24]-[.$A106]+1)" office:value-type="float" office:value="6241">
            <text:p>6241</text:p>
          </table:table-cell>
          <table:table-cell table:number-columns-repeated="12"/>
        </table:table-row>
        <table:table-row table:style-name="ro1">
          <table:table-cell table:formula="of:=[.A103]+1" office:value-type="float" office:value="78">
            <text:p>78</text:p>
          </table:table-cell>
          <table:table-cell table:formula="of:=([.$B$24]-[.$A107]+1)*([.$C$24]-[.$A107]+1)" office:value-type="float" office:value="6400">
            <text:p>6400</text:p>
          </table:table-cell>
          <table:table-cell table:number-columns-repeated="12"/>
        </table:table-row>
        <table:table-row table:style-name="ro1">
          <table:table-cell table:formula="of:=[.A104]+1" office:value-type="float" office:value="79">
            <text:p>79</text:p>
          </table:table-cell>
          <table:table-cell table:formula="of:=([.$B$24]-[.$A108]+1)*([.$C$24]-[.$A108]+1)" office:value-type="float" office:value="6561">
            <text:p>6561</text:p>
          </table:table-cell>
          <table:table-cell table:number-columns-repeated="12"/>
        </table:table-row>
        <table:table-row table:style-name="ro1">
          <table:table-cell table:formula="of:=[.A105]+1" office:value-type="float" office:value="80">
            <text:p>80</text:p>
          </table:table-cell>
          <table:table-cell table:formula="of:=([.$B$24]-[.$A109]+1)*([.$C$24]-[.$A109]+1)" office:value-type="float" office:value="6724">
            <text:p>6724</text:p>
          </table:table-cell>
          <table:table-cell table:number-columns-repeated="12"/>
        </table:table-row>
        <table:table-row table:style-name="ro1">
          <table:table-cell table:formula="of:=[.A106]+1" office:value-type="float" office:value="81">
            <text:p>81</text:p>
          </table:table-cell>
          <table:table-cell table:formula="of:=([.$B$24]-[.$A110]+1)*([.$C$24]-[.$A110]+1)" office:value-type="float" office:value="6889">
            <text:p>6889</text:p>
          </table:table-cell>
          <table:table-cell table:number-columns-repeated="12"/>
        </table:table-row>
        <table:table-row table:style-name="ro1">
          <table:table-cell table:formula="of:=[.A107]+1" office:value-type="float" office:value="82">
            <text:p>82</text:p>
          </table:table-cell>
          <table:table-cell table:formula="of:=([.$B$24]-[.$A111]+1)*([.$C$24]-[.$A111]+1)" office:value-type="float" office:value="7056">
            <text:p>7056</text:p>
          </table:table-cell>
          <table:table-cell table:number-columns-repeated="12"/>
        </table:table-row>
        <table:table-row table:style-name="ro1">
          <table:table-cell table:formula="of:=[.A108]+1" office:value-type="float" office:value="83">
            <text:p>83</text:p>
          </table:table-cell>
          <table:table-cell table:formula="of:=([.$B$24]-[.$A112]+1)*([.$C$24]-[.$A112]+1)" office:value-type="float" office:value="7225">
            <text:p>7225</text:p>
          </table:table-cell>
          <table:table-cell table:number-columns-repeated="12"/>
        </table:table-row>
        <table:table-row table:style-name="ro1">
          <table:table-cell table:formula="of:=[.A109]+1" office:value-type="float" office:value="84">
            <text:p>84</text:p>
          </table:table-cell>
          <table:table-cell table:formula="of:=([.$B$24]-[.$A113]+1)*([.$C$24]-[.$A113]+1)" office:value-type="float" office:value="7396">
            <text:p>7396</text:p>
          </table:table-cell>
          <table:table-cell table:number-columns-repeated="12"/>
        </table:table-row>
        <table:table-row table:style-name="ro1">
          <table:table-cell table:formula="of:=[.A110]+1" office:value-type="float" office:value="85">
            <text:p>85</text:p>
          </table:table-cell>
          <table:table-cell table:formula="of:=([.$B$24]-[.$A114]+1)*([.$C$24]-[.$A114]+1)" office:value-type="float" office:value="7569">
            <text:p>7569</text:p>
          </table:table-cell>
          <table:table-cell table:number-columns-repeated="12"/>
        </table:table-row>
        <table:table-row table:style-name="ro1">
          <table:table-cell table:formula="of:=[.A111]+1" office:value-type="float" office:value="86">
            <text:p>86</text:p>
          </table:table-cell>
          <table:table-cell table:formula="of:=([.$B$24]-[.$A115]+1)*([.$C$24]-[.$A115]+1)" office:value-type="float" office:value="7744">
            <text:p>7744</text:p>
          </table:table-cell>
          <table:table-cell table:number-columns-repeated="12"/>
        </table:table-row>
        <table:table-row table:style-name="ro1">
          <table:table-cell table:formula="of:=[.A112]+1" office:value-type="float" office:value="87">
            <text:p>87</text:p>
          </table:table-cell>
          <table:table-cell table:formula="of:=([.$B$24]-[.$A116]+1)*([.$C$24]-[.$A116]+1)" office:value-type="float" office:value="7921">
            <text:p>7921</text:p>
          </table:table-cell>
          <table:table-cell table:number-columns-repeated="12"/>
        </table:table-row>
        <table:table-row table:style-name="ro1">
          <table:table-cell table:formula="of:=[.A113]+1" office:value-type="float" office:value="88">
            <text:p>88</text:p>
          </table:table-cell>
          <table:table-cell table:formula="of:=([.$B$24]-[.$A117]+1)*([.$C$24]-[.$A117]+1)" office:value-type="float" office:value="8100">
            <text:p>8100</text:p>
          </table:table-cell>
          <table:table-cell table:number-columns-repeated="12"/>
        </table:table-row>
        <table:table-row table:style-name="ro1">
          <table:table-cell table:formula="of:=[.A114]+1" office:value-type="float" office:value="89">
            <text:p>89</text:p>
          </table:table-cell>
          <table:table-cell table:formula="of:=([.$B$24]-[.$A118]+1)*([.$C$24]-[.$A118]+1)" office:value-type="float" office:value="8281">
            <text:p>8281</text:p>
          </table:table-cell>
          <table:table-cell table:number-columns-repeated="12"/>
        </table:table-row>
        <table:table-row table:style-name="ro1">
          <table:table-cell table:formula="of:=[.A115]+1" office:value-type="float" office:value="90">
            <text:p>90</text:p>
          </table:table-cell>
          <table:table-cell table:formula="of:=([.$B$24]-[.$A119]+1)*([.$C$24]-[.$A119]+1)" office:value-type="float" office:value="8464">
            <text:p>8464</text:p>
          </table:table-cell>
          <table:table-cell table:number-columns-repeated="12"/>
        </table:table-row>
        <table:table-row table:style-name="ro1">
          <table:table-cell table:formula="of:=[.A116]+1" office:value-type="float" office:value="91">
            <text:p>91</text:p>
          </table:table-cell>
          <table:table-cell table:formula="of:=([.$B$24]-[.$A120]+1)*([.$C$24]-[.$A120]+1)" office:value-type="float" office:value="8649">
            <text:p>8649</text:p>
          </table:table-cell>
          <table:table-cell table:number-columns-repeated="12"/>
        </table:table-row>
        <table:table-row table:style-name="ro1">
          <table:table-cell table:formula="of:=[.A117]+1" office:value-type="float" office:value="92">
            <text:p>92</text:p>
          </table:table-cell>
          <table:table-cell table:formula="of:=([.$B$24]-[.$A121]+1)*([.$C$24]-[.$A121]+1)" office:value-type="float" office:value="8836">
            <text:p>8836</text:p>
          </table:table-cell>
          <table:table-cell table:number-columns-repeated="12"/>
        </table:table-row>
        <table:table-row table:style-name="ro1">
          <table:table-cell table:formula="of:=[.A118]+1" office:value-type="float" office:value="93">
            <text:p>93</text:p>
          </table:table-cell>
          <table:table-cell table:formula="of:=([.$B$24]-[.$A122]+1)*([.$C$24]-[.$A122]+1)" office:value-type="float" office:value="9025">
            <text:p>9025</text:p>
          </table:table-cell>
          <table:table-cell table:number-columns-repeated="12"/>
        </table:table-row>
        <table:table-row table:style-name="ro1">
          <table:table-cell table:formula="of:=[.A119]+1" office:value-type="float" office:value="94">
            <text:p>94</text:p>
          </table:table-cell>
          <table:table-cell table:formula="of:=([.$B$24]-[.$A123]+1)*([.$C$24]-[.$A123]+1)" office:value-type="float" office:value="9216">
            <text:p>9216</text:p>
          </table:table-cell>
          <table:table-cell table:number-columns-repeated="12"/>
        </table:table-row>
        <table:table-row table:style-name="ro1">
          <table:table-cell table:formula="of:=[.A120]+1" office:value-type="float" office:value="95">
            <text:p>95</text:p>
          </table:table-cell>
          <table:table-cell table:formula="of:=([.$B$24]-[.$A124]+1)*([.$C$24]-[.$A124]+1)" office:value-type="float" office:value="9409">
            <text:p>9409</text:p>
          </table:table-cell>
          <table:table-cell table:number-columns-repeated="12"/>
        </table:table-row>
        <table:table-row table:style-name="ro1">
          <table:table-cell table:formula="of:=[.A121]+1" office:value-type="float" office:value="96">
            <text:p>96</text:p>
          </table:table-cell>
          <table:table-cell table:formula="of:=([.$B$24]-[.$A125]+1)*([.$C$24]-[.$A125]+1)" office:value-type="float" office:value="9604">
            <text:p>9604</text:p>
          </table:table-cell>
          <table:table-cell table:number-columns-repeated="12"/>
        </table:table-row>
        <table:table-row table:style-name="ro1">
          <table:table-cell table:formula="of:=[.A122]+1" office:value-type="float" office:value="97">
            <text:p>97</text:p>
          </table:table-cell>
          <table:table-cell table:formula="of:=([.$B$24]-[.$A126]+1)*([.$C$24]-[.$A126]+1)" office:value-type="float" office:value="9801">
            <text:p>9801</text:p>
          </table:table-cell>
          <table:table-cell table:number-columns-repeated="12"/>
        </table:table-row>
        <table:table-row table:style-name="ro1">
          <table:table-cell table:formula="of:=[.A123]+1" office:value-type="float" office:value="98">
            <text:p>98</text:p>
          </table:table-cell>
          <table:table-cell table:formula="of:=([.$B$24]-[.$A127]+1)*([.$C$24]-[.$A127]+1)" office:value-type="float" office:value="10000">
            <text:p>10000</text:p>
          </table:table-cell>
          <table:table-cell table:number-columns-repeated="12"/>
        </table:table-row>
        <table:table-row table:style-name="ro1">
          <table:table-cell table:formula="of:=[.A124]+1" office:value-type="float" office:value="99">
            <text:p>99</text:p>
          </table:table-cell>
          <table:table-cell table:formula="of:=([.$B$24]-[.$A128]+1)*([.$C$24]-[.$A128]+1)" office:value-type="float" office:value="10201">
            <text:p>10201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00">
            <text:p>100</text:p>
          </table:table-cell>
          <table:table-cell table:formula="of:=([.$B$24]-[.$A129]+1)*([.$C$24]-[.$A129]+1)" office:value-type="float" office:value="10404">
            <text:p>10404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01">
            <text:p>101</text:p>
          </table:table-cell>
          <table:table-cell table:formula="of:=([.$B$24]-[.$A130]+1)*([.$C$24]-[.$A130]+1)" office:value-type="float" office:value="10609">
            <text:p>10609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02">
            <text:p>102</text:p>
          </table:table-cell>
          <table:table-cell table:formula="of:=([.$B$24]-[.$A131]+1)*([.$C$24]-[.$A131]+1)" office:value-type="float" office:value="10816">
            <text:p>10816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03">
            <text:p>103</text:p>
          </table:table-cell>
          <table:table-cell table:formula="of:=([.$B$24]-[.$A132]+1)*([.$C$24]-[.$A132]+1)" office:value-type="float" office:value="11025">
            <text:p>11025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04">
            <text:p>104</text:p>
          </table:table-cell>
          <table:table-cell table:formula="of:=([.$B$24]-[.$A133]+1)*([.$C$24]-[.$A133]+1)" office:value-type="float" office:value="11236">
            <text:p>11236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05">
            <text:p>105</text:p>
          </table:table-cell>
          <table:table-cell table:formula="of:=([.$B$24]-[.$A134]+1)*([.$C$24]-[.$A134]+1)" office:value-type="float" office:value="11449">
            <text:p>11449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06">
            <text:p>106</text:p>
          </table:table-cell>
          <table:table-cell table:formula="of:=([.$B$24]-[.$A135]+1)*([.$C$24]-[.$A135]+1)" office:value-type="float" office:value="11664">
            <text:p>11664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07">
            <text:p>107</text:p>
          </table:table-cell>
          <table:table-cell table:formula="of:=([.$B$24]-[.$A136]+1)*([.$C$24]-[.$A136]+1)" office:value-type="float" office:value="11881">
            <text:p>11881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08">
            <text:p>108</text:p>
          </table:table-cell>
          <table:table-cell table:formula="of:=([.$B$24]-[.$A137]+1)*([.$C$24]-[.$A137]+1)" office:value-type="float" office:value="12100">
            <text:p>12100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09">
            <text:p>109</text:p>
          </table:table-cell>
          <table:table-cell table:formula="of:=([.$B$24]-[.$A138]+1)*([.$C$24]-[.$A138]+1)" office:value-type="float" office:value="12321">
            <text:p>12321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10">
            <text:p>110</text:p>
          </table:table-cell>
          <table:table-cell table:formula="of:=([.$B$24]-[.$A139]+1)*([.$C$24]-[.$A139]+1)" office:value-type="float" office:value="12544">
            <text:p>12544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11">
            <text:p>111</text:p>
          </table:table-cell>
          <table:table-cell table:formula="of:=([.$B$24]-[.$A140]+1)*([.$C$24]-[.$A140]+1)" office:value-type="float" office:value="12769">
            <text:p>12769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12">
            <text:p>112</text:p>
          </table:table-cell>
          <table:table-cell table:formula="of:=([.$B$24]-[.$A141]+1)*([.$C$24]-[.$A141]+1)" office:value-type="float" office:value="12996">
            <text:p>12996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13">
            <text:p>113</text:p>
          </table:table-cell>
          <table:table-cell table:formula="of:=([.$B$24]-[.$A142]+1)*([.$C$24]-[.$A142]+1)" office:value-type="float" office:value="13225">
            <text:p>13225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14">
            <text:p>114</text:p>
          </table:table-cell>
          <table:table-cell table:formula="of:=([.$B$24]-[.$A143]+1)*([.$C$24]-[.$A143]+1)" office:value-type="float" office:value="13456">
            <text:p>13456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15">
            <text:p>115</text:p>
          </table:table-cell>
          <table:table-cell table:formula="of:=([.$B$24]-[.$A144]+1)*([.$C$24]-[.$A144]+1)" office:value-type="float" office:value="13689">
            <text:p>13689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16">
            <text:p>116</text:p>
          </table:table-cell>
          <table:table-cell table:formula="of:=([.$B$24]-[.$A145]+1)*([.$C$24]-[.$A145]+1)" office:value-type="float" office:value="13924">
            <text:p>13924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17">
            <text:p>117</text:p>
          </table:table-cell>
          <table:table-cell table:formula="of:=([.$B$24]-[.$A146]+1)*([.$C$24]-[.$A146]+1)" office:value-type="float" office:value="14161">
            <text:p>14161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18">
            <text:p>118</text:p>
          </table:table-cell>
          <table:table-cell table:formula="of:=([.$B$24]-[.$A147]+1)*([.$C$24]-[.$A147]+1)" office:value-type="float" office:value="14400">
            <text:p>1440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19">
            <text:p>119</text:p>
          </table:table-cell>
          <table:table-cell table:formula="of:=([.$B$24]-[.$A148]+1)*([.$C$24]-[.$A148]+1)" office:value-type="float" office:value="14641">
            <text:p>14641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20">
            <text:p>120</text:p>
          </table:table-cell>
          <table:table-cell table:formula="of:=([.$B$24]-[.$A149]+1)*([.$C$24]-[.$A149]+1)" office:value-type="float" office:value="14884">
            <text:p>14884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21">
            <text:p>121</text:p>
          </table:table-cell>
          <table:table-cell table:formula="of:=([.$B$24]-[.$A150]+1)*([.$C$24]-[.$A150]+1)" office:value-type="float" office:value="15129">
            <text:p>15129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22">
            <text:p>122</text:p>
          </table:table-cell>
          <table:table-cell table:formula="of:=([.$B$24]-[.$A151]+1)*([.$C$24]-[.$A151]+1)" office:value-type="float" office:value="15376">
            <text:p>15376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23">
            <text:p>123</text:p>
          </table:table-cell>
          <table:table-cell table:formula="of:=([.$B$24]-[.$A152]+1)*([.$C$24]-[.$A152]+1)" office:value-type="float" office:value="15625">
            <text:p>15625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24">
            <text:p>124</text:p>
          </table:table-cell>
          <table:table-cell table:formula="of:=([.$B$24]-[.$A153]+1)*([.$C$24]-[.$A153]+1)" office:value-type="float" office:value="15876">
            <text:p>15876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25">
            <text:p>125</text:p>
          </table:table-cell>
          <table:table-cell table:formula="of:=([.$B$24]-[.$A154]+1)*([.$C$24]-[.$A154]+1)" office:value-type="float" office:value="16129">
            <text:p>16129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26">
            <text:p>126</text:p>
          </table:table-cell>
          <table:table-cell table:formula="of:=([.$B$24]-[.$A155]+1)*([.$C$24]-[.$A155]+1)" office:value-type="float" office:value="16384">
            <text:p>16384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27">
            <text:p>127</text:p>
          </table:table-cell>
          <table:table-cell table:formula="of:=([.$B$24]-[.$A156]+1)*([.$C$24]-[.$A156]+1)" office:value-type="float" office:value="16641">
            <text:p>16641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28">
            <text:p>128</text:p>
          </table:table-cell>
          <table:table-cell table:formula="of:=([.$B$24]-[.$A157]+1)*([.$C$24]-[.$A157]+1)" office:value-type="float" office:value="16900">
            <text:p>1690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29">
            <text:p>129</text:p>
          </table:table-cell>
          <table:table-cell table:formula="of:=([.$B$24]-[.$A158]+1)*([.$C$24]-[.$A158]+1)" office:value-type="float" office:value="17161">
            <text:p>17161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30">
            <text:p>130</text:p>
          </table:table-cell>
          <table:table-cell table:formula="of:=([.$B$24]-[.$A159]+1)*([.$C$24]-[.$A159]+1)" office:value-type="float" office:value="17424">
            <text:p>17424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31">
            <text:p>131</text:p>
          </table:table-cell>
          <table:table-cell table:formula="of:=([.$B$24]-[.$A160]+1)*([.$C$24]-[.$A160]+1)" office:value-type="float" office:value="17689">
            <text:p>17689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32">
            <text:p>132</text:p>
          </table:table-cell>
          <table:table-cell table:formula="of:=([.$B$24]-[.$A161]+1)*([.$C$24]-[.$A161]+1)" office:value-type="float" office:value="17956">
            <text:p>17956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33">
            <text:p>133</text:p>
          </table:table-cell>
          <table:table-cell table:formula="of:=([.$B$24]-[.$A162]+1)*([.$C$24]-[.$A162]+1)" office:value-type="float" office:value="18225">
            <text:p>18225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34">
            <text:p>134</text:p>
          </table:table-cell>
          <table:table-cell table:formula="of:=([.$B$24]-[.$A163]+1)*([.$C$24]-[.$A163]+1)" office:value-type="float" office:value="18496">
            <text:p>18496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35">
            <text:p>135</text:p>
          </table:table-cell>
          <table:table-cell table:formula="of:=([.$B$24]-[.$A164]+1)*([.$C$24]-[.$A164]+1)" office:value-type="float" office:value="18769">
            <text:p>18769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36">
            <text:p>136</text:p>
          </table:table-cell>
          <table:table-cell table:formula="of:=([.$B$24]-[.$A165]+1)*([.$C$24]-[.$A165]+1)" office:value-type="float" office:value="19044">
            <text:p>19044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37">
            <text:p>137</text:p>
          </table:table-cell>
          <table:table-cell table:formula="of:=([.$B$24]-[.$A166]+1)*([.$C$24]-[.$A166]+1)" office:value-type="float" office:value="19321">
            <text:p>19321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38">
            <text:p>138</text:p>
          </table:table-cell>
          <table:table-cell table:formula="of:=([.$B$24]-[.$A167]+1)*([.$C$24]-[.$A167]+1)" office:value-type="float" office:value="19600">
            <text:p>19600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39">
            <text:p>139</text:p>
          </table:table-cell>
          <table:table-cell table:formula="of:=([.$B$24]-[.$A168]+1)*([.$C$24]-[.$A168]+1)" office:value-type="float" office:value="19881">
            <text:p>19881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40">
            <text:p>140</text:p>
          </table:table-cell>
          <table:table-cell table:formula="of:=([.$B$24]-[.$A169]+1)*([.$C$24]-[.$A169]+1)" office:value-type="float" office:value="20164">
            <text:p>20164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41">
            <text:p>141</text:p>
          </table:table-cell>
          <table:table-cell table:formula="of:=([.$B$24]-[.$A170]+1)*([.$C$24]-[.$A170]+1)" office:value-type="float" office:value="20449">
            <text:p>20449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42">
            <text:p>142</text:p>
          </table:table-cell>
          <table:table-cell table:formula="of:=([.$B$24]-[.$A171]+1)*([.$C$24]-[.$A171]+1)" office:value-type="float" office:value="20736">
            <text:p>20736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43">
            <text:p>143</text:p>
          </table:table-cell>
          <table:table-cell table:formula="of:=([.$B$24]-[.$A172]+1)*([.$C$24]-[.$A172]+1)" office:value-type="float" office:value="21025">
            <text:p>21025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44">
            <text:p>144</text:p>
          </table:table-cell>
          <table:table-cell table:formula="of:=([.$B$24]-[.$A173]+1)*([.$C$24]-[.$A173]+1)" office:value-type="float" office:value="21316">
            <text:p>21316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45">
            <text:p>145</text:p>
          </table:table-cell>
          <table:table-cell table:formula="of:=([.$B$24]-[.$A174]+1)*([.$C$24]-[.$A174]+1)" office:value-type="float" office:value="21609">
            <text:p>21609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46">
            <text:p>146</text:p>
          </table:table-cell>
          <table:table-cell table:formula="of:=([.$B$24]-[.$A175]+1)*([.$C$24]-[.$A175]+1)" office:value-type="float" office:value="21904">
            <text:p>21904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47">
            <text:p>147</text:p>
          </table:table-cell>
          <table:table-cell table:formula="of:=([.$B$24]-[.$A176]+1)*([.$C$24]-[.$A176]+1)" office:value-type="float" office:value="22201">
            <text:p>22201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48">
            <text:p>148</text:p>
          </table:table-cell>
          <table:table-cell table:formula="of:=([.$B$24]-[.$A177]+1)*([.$C$24]-[.$A177]+1)" office:value-type="float" office:value="22500">
            <text:p>22500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49">
            <text:p>149</text:p>
          </table:table-cell>
          <table:table-cell table:formula="of:=([.$B$24]-[.$A178]+1)*([.$C$24]-[.$A178]+1)" office:value-type="float" office:value="22801">
            <text:p>22801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50">
            <text:p>150</text:p>
          </table:table-cell>
          <table:table-cell table:formula="of:=([.$B$24]-[.$A179]+1)*([.$C$24]-[.$A179]+1)" office:value-type="float" office:value="23104">
            <text:p>23104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51">
            <text:p>151</text:p>
          </table:table-cell>
          <table:table-cell table:formula="of:=([.$B$24]-[.$A180]+1)*([.$C$24]-[.$A180]+1)" office:value-type="float" office:value="23409">
            <text:p>23409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52">
            <text:p>152</text:p>
          </table:table-cell>
          <table:table-cell table:formula="of:=([.$B$24]-[.$A181]+1)*([.$C$24]-[.$A181]+1)" office:value-type="float" office:value="23716">
            <text:p>23716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53">
            <text:p>153</text:p>
          </table:table-cell>
          <table:table-cell table:formula="of:=([.$B$24]-[.$A182]+1)*([.$C$24]-[.$A182]+1)" office:value-type="float" office:value="24025">
            <text:p>24025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54">
            <text:p>154</text:p>
          </table:table-cell>
          <table:table-cell table:formula="of:=([.$B$24]-[.$A183]+1)*([.$C$24]-[.$A183]+1)" office:value-type="float" office:value="24336">
            <text:p>24336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55">
            <text:p>155</text:p>
          </table:table-cell>
          <table:table-cell table:formula="of:=([.$B$24]-[.$A184]+1)*([.$C$24]-[.$A184]+1)" office:value-type="float" office:value="24649">
            <text:p>24649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56">
            <text:p>156</text:p>
          </table:table-cell>
          <table:table-cell table:formula="of:=([.$B$24]-[.$A185]+1)*([.$C$24]-[.$A185]+1)" office:value-type="float" office:value="24964">
            <text:p>24964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57">
            <text:p>157</text:p>
          </table:table-cell>
          <table:table-cell table:formula="of:=([.$B$24]-[.$A186]+1)*([.$C$24]-[.$A186]+1)" office:value-type="float" office:value="25281">
            <text:p>25281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58">
            <text:p>158</text:p>
          </table:table-cell>
          <table:table-cell table:formula="of:=([.$B$24]-[.$A187]+1)*([.$C$24]-[.$A187]+1)" office:value-type="float" office:value="25600">
            <text:p>25600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59">
            <text:p>159</text:p>
          </table:table-cell>
          <table:table-cell table:formula="of:=([.$B$24]-[.$A188]+1)*([.$C$24]-[.$A188]+1)" office:value-type="float" office:value="25921">
            <text:p>25921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60">
            <text:p>160</text:p>
          </table:table-cell>
          <table:table-cell table:formula="of:=([.$B$24]-[.$A189]+1)*([.$C$24]-[.$A189]+1)" office:value-type="float" office:value="26244">
            <text:p>26244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61">
            <text:p>161</text:p>
          </table:table-cell>
          <table:table-cell table:formula="of:=([.$B$24]-[.$A190]+1)*([.$C$24]-[.$A190]+1)" office:value-type="float" office:value="26569">
            <text:p>26569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62">
            <text:p>162</text:p>
          </table:table-cell>
          <table:table-cell table:formula="of:=([.$B$24]-[.$A191]+1)*([.$C$24]-[.$A191]+1)" office:value-type="float" office:value="26896">
            <text:p>26896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63">
            <text:p>163</text:p>
          </table:table-cell>
          <table:table-cell table:formula="of:=([.$B$24]-[.$A192]+1)*([.$C$24]-[.$A192]+1)" office:value-type="float" office:value="27225">
            <text:p>27225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64">
            <text:p>164</text:p>
          </table:table-cell>
          <table:table-cell table:formula="of:=([.$B$24]-[.$A193]+1)*([.$C$24]-[.$A193]+1)" office:value-type="float" office:value="27556">
            <text:p>27556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65">
            <text:p>165</text:p>
          </table:table-cell>
          <table:table-cell table:formula="of:=([.$B$24]-[.$A194]+1)*([.$C$24]-[.$A194]+1)" office:value-type="float" office:value="27889">
            <text:p>27889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66">
            <text:p>166</text:p>
          </table:table-cell>
          <table:table-cell table:formula="of:=([.$B$24]-[.$A195]+1)*([.$C$24]-[.$A195]+1)" office:value-type="float" office:value="28224">
            <text:p>28224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67">
            <text:p>167</text:p>
          </table:table-cell>
          <table:table-cell table:formula="of:=([.$B$24]-[.$A196]+1)*([.$C$24]-[.$A196]+1)" office:value-type="float" office:value="28561">
            <text:p>28561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68">
            <text:p>168</text:p>
          </table:table-cell>
          <table:table-cell table:formula="of:=([.$B$24]-[.$A197]+1)*([.$C$24]-[.$A197]+1)" office:value-type="float" office:value="28900">
            <text:p>2890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69">
            <text:p>169</text:p>
          </table:table-cell>
          <table:table-cell table:formula="of:=([.$B$24]-[.$A198]+1)*([.$C$24]-[.$A198]+1)" office:value-type="float" office:value="29241">
            <text:p>29241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70">
            <text:p>170</text:p>
          </table:table-cell>
          <table:table-cell table:formula="of:=([.$B$24]-[.$A199]+1)*([.$C$24]-[.$A199]+1)" office:value-type="float" office:value="29584">
            <text:p>29584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71">
            <text:p>171</text:p>
          </table:table-cell>
          <table:table-cell table:formula="of:=([.$B$24]-[.$A200]+1)*([.$C$24]-[.$A200]+1)" office:value-type="float" office:value="29929">
            <text:p>29929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72">
            <text:p>172</text:p>
          </table:table-cell>
          <table:table-cell table:formula="of:=([.$B$24]-[.$A201]+1)*([.$C$24]-[.$A201]+1)" office:value-type="float" office:value="30276">
            <text:p>30276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3">
            <text:p>173</text:p>
          </table:table-cell>
          <table:table-cell table:formula="of:=([.$B$24]-[.$A202]+1)*([.$C$24]-[.$A202]+1)" office:value-type="float" office:value="30625">
            <text:p>30625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74">
            <text:p>174</text:p>
          </table:table-cell>
          <table:table-cell table:formula="of:=([.$B$24]-[.$A203]+1)*([.$C$24]-[.$A203]+1)" office:value-type="float" office:value="30976">
            <text:p>30976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75">
            <text:p>175</text:p>
          </table:table-cell>
          <table:table-cell table:formula="of:=([.$B$24]-[.$A204]+1)*([.$C$24]-[.$A204]+1)" office:value-type="float" office:value="31329">
            <text:p>31329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76">
            <text:p>176</text:p>
          </table:table-cell>
          <table:table-cell table:formula="of:=([.$B$24]-[.$A205]+1)*([.$C$24]-[.$A205]+1)" office:value-type="float" office:value="31684">
            <text:p>31684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77">
            <text:p>177</text:p>
          </table:table-cell>
          <table:table-cell table:formula="of:=([.$B$24]-[.$A206]+1)*([.$C$24]-[.$A206]+1)" office:value-type="float" office:value="32041">
            <text:p>32041</text:p>
          </table:table-cell>
          <table:table-cell table:number-columns-repeated="12"/>
        </table:table-row>
        <table:table-row table:style-name="ro1">
          <table:table-cell table:formula="of:=[.A203]+1" office:value-type="float" office:value="178">
            <text:p>178</text:p>
          </table:table-cell>
          <table:table-cell table:formula="of:=([.$B$24]-[.$A207]+1)*([.$C$24]-[.$A207]+1)" office:value-type="float" office:value="32400">
            <text:p>32400</text:p>
          </table:table-cell>
          <table:table-cell table:number-columns-repeated="12"/>
        </table:table-row>
        <table:table-row table:style-name="ro1">
          <table:table-cell table:formula="of:=[.A204]+1" office:value-type="float" office:value="179">
            <text:p>179</text:p>
          </table:table-cell>
          <table:table-cell table:formula="of:=([.$B$24]-[.$A208]+1)*([.$C$24]-[.$A208]+1)" office:value-type="float" office:value="32761">
            <text:p>32761</text:p>
          </table:table-cell>
          <table:table-cell table:number-columns-repeated="12"/>
        </table:table-row>
        <table:table-row table:style-name="ro1">
          <table:table-cell table:formula="of:=[.A205]+1" office:value-type="float" office:value="180">
            <text:p>180</text:p>
          </table:table-cell>
          <table:table-cell table:formula="of:=([.$B$24]-[.$A209]+1)*([.$C$24]-[.$A209]+1)" office:value-type="float" office:value="33124">
            <text:p>33124</text:p>
          </table:table-cell>
          <table:table-cell table:number-columns-repeated="12"/>
        </table:table-row>
        <table:table-row table:style-name="ro1">
          <table:table-cell table:formula="of:=[.A206]+1" office:value-type="float" office:value="181">
            <text:p>181</text:p>
          </table:table-cell>
          <table:table-cell table:formula="of:=([.$B$24]-[.$A210]+1)*([.$C$24]-[.$A210]+1)" office:value-type="float" office:value="33489">
            <text:p>33489</text:p>
          </table:table-cell>
          <table:table-cell table:number-columns-repeated="12"/>
        </table:table-row>
        <table:table-row table:style-name="ro1">
          <table:table-cell table:formula="of:=[.A207]+1" office:value-type="float" office:value="182">
            <text:p>182</text:p>
          </table:table-cell>
          <table:table-cell table:formula="of:=([.$B$24]-[.$A211]+1)*([.$C$24]-[.$A211]+1)" office:value-type="float" office:value="33856">
            <text:p>33856</text:p>
          </table:table-cell>
          <table:table-cell table:number-columns-repeated="12"/>
        </table:table-row>
        <table:table-row table:style-name="ro1">
          <table:table-cell table:formula="of:=[.A208]+1" office:value-type="float" office:value="183">
            <text:p>183</text:p>
          </table:table-cell>
          <table:table-cell table:formula="of:=([.$B$24]-[.$A212]+1)*([.$C$24]-[.$A212]+1)" office:value-type="float" office:value="34225">
            <text:p>34225</text:p>
          </table:table-cell>
          <table:table-cell table:number-columns-repeated="12"/>
        </table:table-row>
        <table:table-row table:style-name="ro1">
          <table:table-cell table:formula="of:=[.A209]+1" office:value-type="float" office:value="184">
            <text:p>184</text:p>
          </table:table-cell>
          <table:table-cell table:formula="of:=([.$B$24]-[.$A213]+1)*([.$C$24]-[.$A213]+1)" office:value-type="float" office:value="34596">
            <text:p>34596</text:p>
          </table:table-cell>
          <table:table-cell table:number-columns-repeated="12"/>
        </table:table-row>
        <table:table-row table:style-name="ro1">
          <table:table-cell table:formula="of:=[.A210]+1" office:value-type="float" office:value="185">
            <text:p>185</text:p>
          </table:table-cell>
          <table:table-cell table:formula="of:=([.$B$24]-[.$A214]+1)*([.$C$24]-[.$A214]+1)" office:value-type="float" office:value="34969">
            <text:p>34969</text:p>
          </table:table-cell>
          <table:table-cell table:number-columns-repeated="12"/>
        </table:table-row>
        <table:table-row table:style-name="ro1">
          <table:table-cell table:formula="of:=[.A211]+1" office:value-type="float" office:value="186">
            <text:p>186</text:p>
          </table:table-cell>
          <table:table-cell table:formula="of:=([.$B$24]-[.$A215]+1)*([.$C$24]-[.$A215]+1)" office:value-type="float" office:value="35344">
            <text:p>35344</text:p>
          </table:table-cell>
          <table:table-cell table:number-columns-repeated="12"/>
        </table:table-row>
        <table:table-row table:style-name="ro1">
          <table:table-cell table:formula="of:=[.A212]+1" office:value-type="float" office:value="187">
            <text:p>187</text:p>
          </table:table-cell>
          <table:table-cell table:formula="of:=([.$B$24]-[.$A216]+1)*([.$C$24]-[.$A216]+1)" office:value-type="float" office:value="35721">
            <text:p>35721</text:p>
          </table:table-cell>
          <table:table-cell table:number-columns-repeated="12"/>
        </table:table-row>
        <table:table-row table:style-name="ro1">
          <table:table-cell table:formula="of:=[.A213]+1" office:value-type="float" office:value="188">
            <text:p>188</text:p>
          </table:table-cell>
          <table:table-cell table:formula="of:=([.$B$24]-[.$A217]+1)*([.$C$24]-[.$A217]+1)" office:value-type="float" office:value="36100">
            <text:p>3610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189">
            <text:p>189</text:p>
          </table:table-cell>
          <table:table-cell table:formula="of:=([.$B$24]-[.$A218]+1)*([.$C$24]-[.$A218]+1)" office:value-type="float" office:value="36481">
            <text:p>36481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90">
            <text:p>190</text:p>
          </table:table-cell>
          <table:table-cell table:formula="of:=([.$B$24]-[.$A219]+1)*([.$C$24]-[.$A219]+1)" office:value-type="float" office:value="36864">
            <text:p>36864</text:p>
          </table:table-cell>
          <table:table-cell table:number-columns-repeated="12"/>
        </table:table-row>
        <table:table-row table:style-name="ro1">
          <table:table-cell table:formula="of:=[.A216]+1" office:value-type="float" office:value="191">
            <text:p>191</text:p>
          </table:table-cell>
          <table:table-cell table:formula="of:=([.$B$24]-[.$A220]+1)*([.$C$24]-[.$A220]+1)" office:value-type="float" office:value="37249">
            <text:p>37249</text:p>
          </table:table-cell>
          <table:table-cell table:number-columns-repeated="12"/>
        </table:table-row>
        <table:table-row table:style-name="ro1">
          <table:table-cell table:formula="of:=[.A217]+1" office:value-type="float" office:value="192">
            <text:p>192</text:p>
          </table:table-cell>
          <table:table-cell table:formula="of:=([.$B$24]-[.$A221]+1)*([.$C$24]-[.$A221]+1)" office:value-type="float" office:value="37636">
            <text:p>37636</text:p>
          </table:table-cell>
          <table:table-cell table:number-columns-repeated="12"/>
        </table:table-row>
        <table:table-row table:style-name="ro1">
          <table:table-cell table:formula="of:=[.A218]+1" office:value-type="float" office:value="193">
            <text:p>193</text:p>
          </table:table-cell>
          <table:table-cell table:formula="of:=([.$B$24]-[.$A222]+1)*([.$C$24]-[.$A222]+1)" office:value-type="float" office:value="38025">
            <text:p>38025</text:p>
          </table:table-cell>
          <table:table-cell table:number-columns-repeated="12"/>
        </table:table-row>
        <table:table-row table:style-name="ro1">
          <table:table-cell table:formula="of:=[.A219]+1" office:value-type="float" office:value="194">
            <text:p>194</text:p>
          </table:table-cell>
          <table:table-cell table:formula="of:=([.$B$24]-[.$A223]+1)*([.$C$24]-[.$A223]+1)" office:value-type="float" office:value="38416">
            <text:p>38416</text:p>
          </table:table-cell>
          <table:table-cell table:number-columns-repeated="12"/>
        </table:table-row>
        <table:table-row table:style-name="ro1">
          <table:table-cell table:formula="of:=[.A220]+1" office:value-type="float" office:value="195">
            <text:p>195</text:p>
          </table:table-cell>
          <table:table-cell table:formula="of:=([.$B$24]-[.$A224]+1)*([.$C$24]-[.$A224]+1)" office:value-type="float" office:value="38809">
            <text:p>38809</text:p>
          </table:table-cell>
          <table:table-cell table:number-columns-repeated="12"/>
        </table:table-row>
        <table:table-row table:style-name="ro1">
          <table:table-cell table:formula="of:=[.A221]+1" office:value-type="float" office:value="196">
            <text:p>196</text:p>
          </table:table-cell>
          <table:table-cell table:formula="of:=([.$B$24]-[.$A225]+1)*([.$C$24]-[.$A225]+1)" office:value-type="float" office:value="39204">
            <text:p>39204</text:p>
          </table:table-cell>
          <table:table-cell table:number-columns-repeated="12"/>
        </table:table-row>
        <table:table-row table:style-name="ro1">
          <table:table-cell table:formula="of:=[.A222]+1" office:value-type="float" office:value="197">
            <text:p>197</text:p>
          </table:table-cell>
          <table:table-cell table:formula="of:=([.$B$24]-[.$A226]+1)*([.$C$24]-[.$A226]+1)" office:value-type="float" office:value="39601">
            <text:p>39601</text:p>
          </table:table-cell>
          <table:table-cell table:number-columns-repeated="12"/>
        </table:table-row>
        <table:table-row table:style-name="ro1">
          <table:table-cell table:formula="of:=[.A223]+1" office:value-type="float" office:value="198">
            <text:p>198</text:p>
          </table:table-cell>
          <table:table-cell table:formula="of:=([.$B$24]-[.$A227]+1)*([.$C$24]-[.$A227]+1)" office:value-type="float" office:value="40000">
            <text:p>40000</text:p>
          </table:table-cell>
          <table:table-cell table:number-columns-repeated="12"/>
        </table:table-row>
        <table:table-row table:style-name="ro1">
          <table:table-cell table:formula="of:=[.A224]+1" office:value-type="float" office:value="199">
            <text:p>199</text:p>
          </table:table-cell>
          <table:table-cell table:formula="of:=([.$B$24]-[.$A228]+1)*([.$C$24]-[.$A228]+1)" office:value-type="float" office:value="40401">
            <text:p>40401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00">
            <text:p>200</text:p>
          </table:table-cell>
          <table:table-cell table:formula="of:=([.$B$24]-[.$A229]+1)*([.$C$24]-[.$A229]+1)" office:value-type="float" office:value="40804">
            <text:p>40804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01">
            <text:p>201</text:p>
          </table:table-cell>
          <table:table-cell table:formula="of:=([.$B$24]-[.$A230]+1)*([.$C$24]-[.$A230]+1)" office:value-type="float" office:value="41209">
            <text:p>41209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02">
            <text:p>202</text:p>
          </table:table-cell>
          <table:table-cell table:formula="of:=([.$B$24]-[.$A231]+1)*([.$C$24]-[.$A231]+1)" office:value-type="float" office:value="41616">
            <text:p>41616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03">
            <text:p>203</text:p>
          </table:table-cell>
          <table:table-cell table:formula="of:=([.$B$24]-[.$A232]+1)*([.$C$24]-[.$A232]+1)" office:value-type="float" office:value="42025">
            <text:p>42025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04">
            <text:p>204</text:p>
          </table:table-cell>
          <table:table-cell table:formula="of:=([.$B$24]-[.$A233]+1)*([.$C$24]-[.$A233]+1)" office:value-type="float" office:value="42436">
            <text:p>42436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05">
            <text:p>205</text:p>
          </table:table-cell>
          <table:table-cell table:formula="of:=([.$B$24]-[.$A234]+1)*([.$C$24]-[.$A234]+1)" office:value-type="float" office:value="42849">
            <text:p>42849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06">
            <text:p>206</text:p>
          </table:table-cell>
          <table:table-cell table:formula="of:=([.$B$24]-[.$A235]+1)*([.$C$24]-[.$A235]+1)" office:value-type="float" office:value="43264">
            <text:p>43264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07">
            <text:p>207</text:p>
          </table:table-cell>
          <table:table-cell table:formula="of:=([.$B$24]-[.$A236]+1)*([.$C$24]-[.$A236]+1)" office:value-type="float" office:value="43681">
            <text:p>43681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08">
            <text:p>208</text:p>
          </table:table-cell>
          <table:table-cell table:formula="of:=([.$B$24]-[.$A237]+1)*([.$C$24]-[.$A237]+1)" office:value-type="float" office:value="44100">
            <text:p>44100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09">
            <text:p>209</text:p>
          </table:table-cell>
          <table:table-cell table:formula="of:=([.$B$24]-[.$A238]+1)*([.$C$24]-[.$A238]+1)" office:value-type="float" office:value="44521">
            <text:p>44521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0">
            <text:p>210</text:p>
          </table:table-cell>
          <table:table-cell table:formula="of:=([.$B$24]-[.$A239]+1)*([.$C$24]-[.$A239]+1)" office:value-type="float" office:value="44944">
            <text:p>44944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11">
            <text:p>211</text:p>
          </table:table-cell>
          <table:table-cell table:formula="of:=([.$B$24]-[.$A240]+1)*([.$C$24]-[.$A240]+1)" office:value-type="float" office:value="45369">
            <text:p>45369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12">
            <text:p>212</text:p>
          </table:table-cell>
          <table:table-cell table:formula="of:=([.$B$24]-[.$A241]+1)*([.$C$24]-[.$A241]+1)" office:value-type="float" office:value="45796">
            <text:p>45796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13">
            <text:p>213</text:p>
          </table:table-cell>
          <table:table-cell table:formula="of:=([.$B$24]-[.$A242]+1)*([.$C$24]-[.$A242]+1)" office:value-type="float" office:value="46225">
            <text:p>46225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14">
            <text:p>214</text:p>
          </table:table-cell>
          <table:table-cell table:formula="of:=([.$B$24]-[.$A243]+1)*([.$C$24]-[.$A243]+1)" office:value-type="float" office:value="46656">
            <text:p>46656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15">
            <text:p>215</text:p>
          </table:table-cell>
          <table:table-cell table:formula="of:=([.$B$24]-[.$A244]+1)*([.$C$24]-[.$A244]+1)" office:value-type="float" office:value="47089">
            <text:p>47089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16">
            <text:p>216</text:p>
          </table:table-cell>
          <table:table-cell table:formula="of:=([.$B$24]-[.$A245]+1)*([.$C$24]-[.$A245]+1)" office:value-type="float" office:value="47524">
            <text:p>47524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17">
            <text:p>217</text:p>
          </table:table-cell>
          <table:table-cell table:formula="of:=([.$B$24]-[.$A246]+1)*([.$C$24]-[.$A246]+1)" office:value-type="float" office:value="47961">
            <text:p>47961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18">
            <text:p>218</text:p>
          </table:table-cell>
          <table:table-cell table:formula="of:=([.$B$24]-[.$A247]+1)*([.$C$24]-[.$A247]+1)" office:value-type="float" office:value="48400">
            <text:p>48400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19">
            <text:p>219</text:p>
          </table:table-cell>
          <table:table-cell table:formula="of:=([.$B$24]-[.$A248]+1)*([.$C$24]-[.$A248]+1)" office:value-type="float" office:value="48841">
            <text:p>48841</text:p>
          </table:table-cell>
          <table:table-cell table:number-columns-repeated="12"/>
        </table:table-row>
        <table:table-row table:style-name="ro1">
          <table:table-cell table:formula="of:=[.A245]+1" office:value-type="float" office:value="220">
            <text:p>220</text:p>
          </table:table-cell>
          <table:table-cell table:formula="of:=([.$B$24]-[.$A249]+1)*([.$C$24]-[.$A249]+1)" office:value-type="float" office:value="49284">
            <text:p>49284</text:p>
          </table:table-cell>
          <table:table-cell table:number-columns-repeated="12"/>
        </table:table-row>
        <table:table-row table:style-name="ro1">
          <table:table-cell table:formula="of:=[.A246]+1" office:value-type="float" office:value="221">
            <text:p>221</text:p>
          </table:table-cell>
          <table:table-cell table:formula="of:=([.$B$24]-[.$A250]+1)*([.$C$24]-[.$A250]+1)" office:value-type="float" office:value="49729">
            <text:p>49729</text:p>
          </table:table-cell>
          <table:table-cell table:number-columns-repeated="12"/>
        </table:table-row>
        <table:table-row table:style-name="ro1">
          <table:table-cell table:formula="of:=[.A247]+1" office:value-type="float" office:value="222">
            <text:p>222</text:p>
          </table:table-cell>
          <table:table-cell table:formula="of:=([.$B$24]-[.$A251]+1)*([.$C$24]-[.$A251]+1)" office:value-type="float" office:value="50176">
            <text:p>50176</text:p>
          </table:table-cell>
          <table:table-cell table:number-columns-repeated="12"/>
        </table:table-row>
        <table:table-row table:style-name="ro1">
          <table:table-cell table:formula="of:=[.A248]+1" office:value-type="float" office:value="223">
            <text:p>223</text:p>
          </table:table-cell>
          <table:table-cell table:formula="of:=([.$B$24]-[.$A252]+1)*([.$C$24]-[.$A252]+1)" office:value-type="float" office:value="50625">
            <text:p>50625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24">
            <text:p>224</text:p>
          </table:table-cell>
          <table:table-cell table:formula="of:=([.$B$24]-[.$A253]+1)*([.$C$24]-[.$A253]+1)" office:value-type="float" office:value="51076">
            <text:p>51076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25">
            <text:p>225</text:p>
          </table:table-cell>
          <table:table-cell table:formula="of:=([.$B$24]-[.$A254]+1)*([.$C$24]-[.$A254]+1)" office:value-type="float" office:value="51529">
            <text:p>51529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26">
            <text:p>226</text:p>
          </table:table-cell>
          <table:table-cell table:formula="of:=([.$B$24]-[.$A255]+1)*([.$C$24]-[.$A255]+1)" office:value-type="float" office:value="51984">
            <text:p>51984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27">
            <text:p>227</text:p>
          </table:table-cell>
          <table:table-cell table:formula="of:=([.$B$24]-[.$A256]+1)*([.$C$24]-[.$A256]+1)" office:value-type="float" office:value="52441">
            <text:p>52441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28">
            <text:p>228</text:p>
          </table:table-cell>
          <table:table-cell table:formula="of:=([.$B$24]-[.$A257]+1)*([.$C$24]-[.$A257]+1)" office:value-type="float" office:value="52900">
            <text:p>52900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29">
            <text:p>229</text:p>
          </table:table-cell>
          <table:table-cell table:formula="of:=([.$B$24]-[.$A258]+1)*([.$C$24]-[.$A258]+1)" office:value-type="float" office:value="53361">
            <text:p>53361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30">
            <text:p>230</text:p>
          </table:table-cell>
          <table:table-cell table:formula="of:=([.$B$24]-[.$A259]+1)*([.$C$24]-[.$A259]+1)" office:value-type="float" office:value="53824">
            <text:p>53824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31">
            <text:p>231</text:p>
          </table:table-cell>
          <table:table-cell table:formula="of:=([.$B$24]-[.$A260]+1)*([.$C$24]-[.$A260]+1)" office:value-type="float" office:value="54289">
            <text:p>54289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32">
            <text:p>232</text:p>
          </table:table-cell>
          <table:table-cell table:formula="of:=([.$B$24]-[.$A261]+1)*([.$C$24]-[.$A261]+1)" office:value-type="float" office:value="54756">
            <text:p>54756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33">
            <text:p>233</text:p>
          </table:table-cell>
          <table:table-cell table:formula="of:=([.$B$24]-[.$A262]+1)*([.$C$24]-[.$A262]+1)" office:value-type="float" office:value="55225">
            <text:p>55225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34">
            <text:p>234</text:p>
          </table:table-cell>
          <table:table-cell table:formula="of:=([.$B$24]-[.$A263]+1)*([.$C$24]-[.$A263]+1)" office:value-type="float" office:value="55696">
            <text:p>55696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35">
            <text:p>235</text:p>
          </table:table-cell>
          <table:table-cell table:formula="of:=([.$B$24]-[.$A264]+1)*([.$C$24]-[.$A264]+1)" office:value-type="float" office:value="56169">
            <text:p>56169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36">
            <text:p>236</text:p>
          </table:table-cell>
          <table:table-cell table:formula="of:=([.$B$24]-[.$A265]+1)*([.$C$24]-[.$A265]+1)" office:value-type="float" office:value="56644">
            <text:p>56644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37">
            <text:p>237</text:p>
          </table:table-cell>
          <table:table-cell table:formula="of:=([.$B$24]-[.$A266]+1)*([.$C$24]-[.$A266]+1)" office:value-type="float" office:value="57121">
            <text:p>57121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38">
            <text:p>238</text:p>
          </table:table-cell>
          <table:table-cell table:formula="of:=([.$B$24]-[.$A267]+1)*([.$C$24]-[.$A267]+1)" office:value-type="float" office:value="57600">
            <text:p>57600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39">
            <text:p>239</text:p>
          </table:table-cell>
          <table:table-cell table:formula="of:=([.$B$24]-[.$A268]+1)*([.$C$24]-[.$A268]+1)" office:value-type="float" office:value="58081">
            <text:p>58081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40">
            <text:p>240</text:p>
          </table:table-cell>
          <table:table-cell table:formula="of:=([.$B$24]-[.$A269]+1)*([.$C$24]-[.$A269]+1)" office:value-type="float" office:value="58564">
            <text:p>58564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41">
            <text:p>241</text:p>
          </table:table-cell>
          <table:table-cell table:formula="of:=([.$B$24]-[.$A270]+1)*([.$C$24]-[.$A270]+1)" office:value-type="float" office:value="59049">
            <text:p>59049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42">
            <text:p>242</text:p>
          </table:table-cell>
          <table:table-cell table:formula="of:=([.$B$24]-[.$A271]+1)*([.$C$24]-[.$A271]+1)" office:value-type="float" office:value="59536">
            <text:p>59536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43">
            <text:p>243</text:p>
          </table:table-cell>
          <table:table-cell table:formula="of:=([.$B$24]-[.$A272]+1)*([.$C$24]-[.$A272]+1)" office:value-type="float" office:value="60025">
            <text:p>60025</text:p>
          </table:table-cell>
          <table:table-cell table:number-columns-repeated="12"/>
        </table:table-row>
        <table:table-row table:style-name="ro1">
          <table:table-cell table:formula="of:=[.A269]+1" office:value-type="float" office:value="244">
            <text:p>244</text:p>
          </table:table-cell>
          <table:table-cell table:formula="of:=([.$B$24]-[.$A273]+1)*([.$C$24]-[.$A273]+1)" office:value-type="float" office:value="60516">
            <text:p>60516</text:p>
          </table:table-cell>
          <table:table-cell table:number-columns-repeated="12"/>
        </table:table-row>
        <table:table-row table:style-name="ro1">
          <table:table-cell table:formula="of:=[.A270]+1" office:value-type="float" office:value="245">
            <text:p>245</text:p>
          </table:table-cell>
          <table:table-cell table:formula="of:=([.$B$24]-[.$A274]+1)*([.$C$24]-[.$A274]+1)" office:value-type="float" office:value="61009">
            <text:p>61009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46">
            <text:p>246</text:p>
          </table:table-cell>
          <table:table-cell table:formula="of:=([.$B$24]-[.$A275]+1)*([.$C$24]-[.$A275]+1)" office:value-type="float" office:value="61504">
            <text:p>61504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47">
            <text:p>247</text:p>
          </table:table-cell>
          <table:table-cell table:formula="of:=([.$B$24]-[.$A276]+1)*([.$C$24]-[.$A276]+1)" office:value-type="float" office:value="62001">
            <text:p>62001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48">
            <text:p>248</text:p>
          </table:table-cell>
          <table:table-cell table:formula="of:=([.$B$24]-[.$A277]+1)*([.$C$24]-[.$A277]+1)" office:value-type="float" office:value="62500">
            <text:p>62500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49">
            <text:p>249</text:p>
          </table:table-cell>
          <table:table-cell table:formula="of:=([.$B$24]-[.$A278]+1)*([.$C$24]-[.$A278]+1)" office:value-type="float" office:value="63001">
            <text:p>63001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50">
            <text:p>250</text:p>
          </table:table-cell>
          <table:table-cell table:formula="of:=([.$B$24]-[.$A279]+1)*([.$C$24]-[.$A279]+1)" office:value-type="float" office:value="63504">
            <text:p>63504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51">
            <text:p>251</text:p>
          </table:table-cell>
          <table:table-cell table:formula="of:=([.$B$24]-[.$A280]+1)*([.$C$24]-[.$A280]+1)" office:value-type="float" office:value="64009">
            <text:p>64009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52">
            <text:p>252</text:p>
          </table:table-cell>
          <table:table-cell table:formula="of:=([.$B$24]-[.$A281]+1)*([.$C$24]-[.$A281]+1)" office:value-type="float" office:value="64516">
            <text:p>64516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53">
            <text:p>253</text:p>
          </table:table-cell>
          <table:table-cell table:formula="of:=([.$B$24]-[.$A282]+1)*([.$C$24]-[.$A282]+1)" office:value-type="float" office:value="65025">
            <text:p>65025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54">
            <text:p>254</text:p>
          </table:table-cell>
          <table:table-cell table:formula="of:=([.$B$24]-[.$A283]+1)*([.$C$24]-[.$A283]+1)" office:value-type="float" office:value="65536">
            <text:p>65536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55">
            <text:p>255</text:p>
          </table:table-cell>
          <table:table-cell table:formula="of:=([.$B$24]-[.$A284]+1)*([.$C$24]-[.$A284]+1)" office:value-type="float" office:value="66049">
            <text:p>66049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56">
            <text:p>256</text:p>
          </table:table-cell>
          <table:table-cell table:formula="of:=([.$B$24]-[.$A285]+1)*([.$C$24]-[.$A285]+1)" office:value-type="float" office:value="66564">
            <text:p>66564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57">
            <text:p>257</text:p>
          </table:table-cell>
          <table:table-cell table:formula="of:=([.$B$24]-[.$A286]+1)*([.$C$24]-[.$A286]+1)" office:value-type="float" office:value="67081">
            <text:p>67081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58">
            <text:p>258</text:p>
          </table:table-cell>
          <table:table-cell table:formula="of:=([.$B$24]-[.$A287]+1)*([.$C$24]-[.$A287]+1)" office:value-type="float" office:value="67600">
            <text:p>67600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59">
            <text:p>259</text:p>
          </table:table-cell>
          <table:table-cell table:formula="of:=([.$B$24]-[.$A288]+1)*([.$C$24]-[.$A288]+1)" office:value-type="float" office:value="68121">
            <text:p>68121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60">
            <text:p>260</text:p>
          </table:table-cell>
          <table:table-cell table:formula="of:=([.$B$24]-[.$A289]+1)*([.$C$24]-[.$A289]+1)" office:value-type="float" office:value="68644">
            <text:p>68644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61">
            <text:p>261</text:p>
          </table:table-cell>
          <table:table-cell table:formula="of:=([.$B$24]-[.$A290]+1)*([.$C$24]-[.$A290]+1)" office:value-type="float" office:value="69169">
            <text:p>69169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62">
            <text:p>262</text:p>
          </table:table-cell>
          <table:table-cell table:formula="of:=([.$B$24]-[.$A291]+1)*([.$C$24]-[.$A291]+1)" office:value-type="float" office:value="69696">
            <text:p>69696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63">
            <text:p>263</text:p>
          </table:table-cell>
          <table:table-cell table:formula="of:=([.$B$24]-[.$A292]+1)*([.$C$24]-[.$A292]+1)" office:value-type="float" office:value="70225">
            <text:p>70225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64">
            <text:p>264</text:p>
          </table:table-cell>
          <table:table-cell table:formula="of:=([.$B$24]-[.$A293]+1)*([.$C$24]-[.$A293]+1)" office:value-type="float" office:value="70756">
            <text:p>70756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65">
            <text:p>265</text:p>
          </table:table-cell>
          <table:table-cell table:formula="of:=([.$B$24]-[.$A294]+1)*([.$C$24]-[.$A294]+1)" office:value-type="float" office:value="71289">
            <text:p>71289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6">
            <text:p>266</text:p>
          </table:table-cell>
          <table:table-cell table:formula="of:=([.$B$24]-[.$A295]+1)*([.$C$24]-[.$A295]+1)" office:value-type="float" office:value="71824">
            <text:p>71824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67">
            <text:p>267</text:p>
          </table:table-cell>
          <table:table-cell table:formula="of:=([.$B$24]-[.$A296]+1)*([.$C$24]-[.$A296]+1)" office:value-type="float" office:value="72361">
            <text:p>72361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68">
            <text:p>268</text:p>
          </table:table-cell>
          <table:table-cell table:formula="of:=([.$B$24]-[.$A297]+1)*([.$C$24]-[.$A297]+1)" office:value-type="float" office:value="72900">
            <text:p>72900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69">
            <text:p>269</text:p>
          </table:table-cell>
          <table:table-cell table:formula="of:=([.$B$24]-[.$A298]+1)*([.$C$24]-[.$A298]+1)" office:value-type="float" office:value="73441">
            <text:p>73441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70">
            <text:p>270</text:p>
          </table:table-cell>
          <table:table-cell table:formula="of:=([.$B$24]-[.$A299]+1)*([.$C$24]-[.$A299]+1)" office:value-type="float" office:value="73984">
            <text:p>73984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71">
            <text:p>271</text:p>
          </table:table-cell>
          <table:table-cell table:formula="of:=([.$B$24]-[.$A300]+1)*([.$C$24]-[.$A300]+1)" office:value-type="float" office:value="74529">
            <text:p>74529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72">
            <text:p>272</text:p>
          </table:table-cell>
          <table:table-cell table:formula="of:=([.$B$24]-[.$A301]+1)*([.$C$24]-[.$A301]+1)" office:value-type="float" office:value="75076">
            <text:p>75076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73">
            <text:p>273</text:p>
          </table:table-cell>
          <table:table-cell table:formula="of:=([.$B$24]-[.$A302]+1)*([.$C$24]-[.$A302]+1)" office:value-type="float" office:value="75625">
            <text:p>75625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74">
            <text:p>274</text:p>
          </table:table-cell>
          <table:table-cell table:formula="of:=([.$B$24]-[.$A303]+1)*([.$C$24]-[.$A303]+1)" office:value-type="float" office:value="76176">
            <text:p>76176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75">
            <text:p>275</text:p>
          </table:table-cell>
          <table:table-cell table:formula="of:=([.$B$24]-[.$A304]+1)*([.$C$24]-[.$A304]+1)" office:value-type="float" office:value="76729">
            <text:p>76729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76">
            <text:p>276</text:p>
          </table:table-cell>
          <table:table-cell table:formula="of:=([.$B$24]-[.$A305]+1)*([.$C$24]-[.$A305]+1)" office:value-type="float" office:value="77284">
            <text:p>77284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77">
            <text:p>277</text:p>
          </table:table-cell>
          <table:table-cell table:formula="of:=([.$B$24]-[.$A306]+1)*([.$C$24]-[.$A306]+1)" office:value-type="float" office:value="77841">
            <text:p>77841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78">
            <text:p>278</text:p>
          </table:table-cell>
          <table:table-cell table:formula="of:=([.$B$24]-[.$A307]+1)*([.$C$24]-[.$A307]+1)" office:value-type="float" office:value="78400">
            <text:p>78400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79">
            <text:p>279</text:p>
          </table:table-cell>
          <table:table-cell table:formula="of:=([.$B$24]-[.$A308]+1)*([.$C$24]-[.$A308]+1)" office:value-type="float" office:value="78961">
            <text:p>78961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80">
            <text:p>280</text:p>
          </table:table-cell>
          <table:table-cell table:formula="of:=([.$B$24]-[.$A309]+1)*([.$C$24]-[.$A309]+1)" office:value-type="float" office:value="79524">
            <text:p>79524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81">
            <text:p>281</text:p>
          </table:table-cell>
          <table:table-cell table:formula="of:=([.$B$24]-[.$A310]+1)*([.$C$24]-[.$A310]+1)" office:value-type="float" office:value="80089">
            <text:p>80089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82">
            <text:p>282</text:p>
          </table:table-cell>
          <table:table-cell table:formula="of:=([.$B$24]-[.$A311]+1)*([.$C$24]-[.$A311]+1)" office:value-type="float" office:value="80656">
            <text:p>80656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83">
            <text:p>283</text:p>
          </table:table-cell>
          <table:table-cell table:formula="of:=([.$B$24]-[.$A312]+1)*([.$C$24]-[.$A312]+1)" office:value-type="float" office:value="81225">
            <text:p>81225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84">
            <text:p>284</text:p>
          </table:table-cell>
          <table:table-cell table:formula="of:=([.$B$24]-[.$A313]+1)*([.$C$24]-[.$A313]+1)" office:value-type="float" office:value="81796">
            <text:p>81796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85">
            <text:p>285</text:p>
          </table:table-cell>
          <table:table-cell table:formula="of:=([.$B$24]-[.$A314]+1)*([.$C$24]-[.$A314]+1)" office:value-type="float" office:value="82369">
            <text:p>82369</text:p>
          </table:table-cell>
          <table:table-cell table:number-columns-repeated="12"/>
        </table:table-row>
        <table:table-row table:style-name="ro1">
          <table:table-cell table:formula="of:=[.A311]+1" office:value-type="float" office:value="286">
            <text:p>286</text:p>
          </table:table-cell>
          <table:table-cell table:formula="of:=([.$B$24]-[.$A315]+1)*([.$C$24]-[.$A315]+1)" office:value-type="float" office:value="82944">
            <text:p>82944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87">
            <text:p>287</text:p>
          </table:table-cell>
          <table:table-cell table:formula="of:=([.$B$24]-[.$A316]+1)*([.$C$24]-[.$A316]+1)" office:value-type="float" office:value="83521">
            <text:p>83521</text:p>
          </table:table-cell>
          <table:table-cell table:number-columns-repeated="12"/>
        </table:table-row>
        <table:table-row table:style-name="ro1">
          <table:table-cell table:formula="of:=[.A313]+1" office:value-type="float" office:value="288">
            <text:p>288</text:p>
          </table:table-cell>
          <table:table-cell table:formula="of:=([.$B$24]-[.$A317]+1)*([.$C$24]-[.$A317]+1)" office:value-type="float" office:value="84100">
            <text:p>84100</text:p>
          </table:table-cell>
          <table:table-cell table:number-columns-repeated="12"/>
        </table:table-row>
        <table:table-row table:style-name="ro1">
          <table:table-cell table:formula="of:=[.A314]+1" office:value-type="float" office:value="289">
            <text:p>289</text:p>
          </table:table-cell>
          <table:table-cell table:formula="of:=([.$B$24]-[.$A318]+1)*([.$C$24]-[.$A318]+1)" office:value-type="float" office:value="84681">
            <text:p>84681</text:p>
          </table:table-cell>
          <table:table-cell table:number-columns-repeated="12"/>
        </table:table-row>
        <table:table-row table:style-name="ro1">
          <table:table-cell table:formula="of:=[.A315]+1" office:value-type="float" office:value="290">
            <text:p>290</text:p>
          </table:table-cell>
          <table:table-cell table:formula="of:=([.$B$24]-[.$A319]+1)*([.$C$24]-[.$A319]+1)" office:value-type="float" office:value="85264">
            <text:p>85264</text:p>
          </table:table-cell>
          <table:table-cell table:number-columns-repeated="12"/>
        </table:table-row>
        <table:table-row table:style-name="ro1">
          <table:table-cell table:formula="of:=[.A316]+1" office:value-type="float" office:value="291">
            <text:p>291</text:p>
          </table:table-cell>
          <table:table-cell table:formula="of:=([.$B$24]-[.$A320]+1)*([.$C$24]-[.$A320]+1)" office:value-type="float" office:value="85849">
            <text:p>85849</text:p>
          </table:table-cell>
          <table:table-cell table:number-columns-repeated="12"/>
        </table:table-row>
        <table:table-row table:style-name="ro1">
          <table:table-cell table:formula="of:=[.A317]+1" office:value-type="float" office:value="292">
            <text:p>292</text:p>
          </table:table-cell>
          <table:table-cell table:formula="of:=([.$B$24]-[.$A321]+1)*([.$C$24]-[.$A321]+1)" office:value-type="float" office:value="86436">
            <text:p>86436</text:p>
          </table:table-cell>
          <table:table-cell table:number-columns-repeated="12"/>
        </table:table-row>
        <table:table-row table:style-name="ro1">
          <table:table-cell table:formula="of:=[.A318]+1" office:value-type="float" office:value="293">
            <text:p>293</text:p>
          </table:table-cell>
          <table:table-cell table:formula="of:=([.$B$24]-[.$A322]+1)*([.$C$24]-[.$A322]+1)" office:value-type="float" office:value="87025">
            <text:p>87025</text:p>
          </table:table-cell>
          <table:table-cell table:number-columns-repeated="12"/>
        </table:table-row>
        <table:table-row table:style-name="ro1">
          <table:table-cell table:formula="of:=[.A319]+1" office:value-type="float" office:value="294">
            <text:p>294</text:p>
          </table:table-cell>
          <table:table-cell table:formula="of:=([.$B$24]-[.$A323]+1)*([.$C$24]-[.$A323]+1)" office:value-type="float" office:value="87616">
            <text:p>87616</text:p>
          </table:table-cell>
          <table:table-cell table:number-columns-repeated="12"/>
        </table:table-row>
        <table:table-row table:style-name="ro1">
          <table:table-cell table:formula="of:=[.A320]+1" office:value-type="float" office:value="295">
            <text:p>295</text:p>
          </table:table-cell>
          <table:table-cell table:formula="of:=([.$B$24]-[.$A324]+1)*([.$C$24]-[.$A324]+1)" office:value-type="float" office:value="88209">
            <text:p>88209</text:p>
          </table:table-cell>
          <table:table-cell table:number-columns-repeated="12"/>
        </table:table-row>
        <table:table-row table:style-name="ro1">
          <table:table-cell table:formula="of:=[.A321]+1" office:value-type="float" office:value="296">
            <text:p>296</text:p>
          </table:table-cell>
          <table:table-cell table:formula="of:=([.$B$24]-[.$A325]+1)*([.$C$24]-[.$A325]+1)" office:value-type="float" office:value="88804">
            <text:p>88804</text:p>
          </table:table-cell>
          <table:table-cell table:number-columns-repeated="12"/>
        </table:table-row>
        <table:table-row table:style-name="ro1">
          <table:table-cell table:formula="of:=[.A322]+1" office:value-type="float" office:value="297">
            <text:p>297</text:p>
          </table:table-cell>
          <table:table-cell table:formula="of:=([.$B$24]-[.$A326]+1)*([.$C$24]-[.$A326]+1)" office:value-type="float" office:value="89401">
            <text:p>89401</text:p>
          </table:table-cell>
          <table:table-cell table:number-columns-repeated="12"/>
        </table:table-row>
        <table:table-row table:style-name="ro1">
          <table:table-cell table:formula="of:=[.A323]+1" office:value-type="float" office:value="298">
            <text:p>298</text:p>
          </table:table-cell>
          <table:table-cell table:formula="of:=([.$B$24]-[.$A327]+1)*([.$C$24]-[.$A327]+1)" office:value-type="float" office:value="90000">
            <text:p>9000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299">
            <text:p>299</text:p>
          </table:table-cell>
          <table:table-cell table:formula="of:=([.$B$24]-[.$A328]+1)*([.$C$24]-[.$A328]+1)" office:value-type="float" office:value="90601">
            <text:p>90601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00">
            <text:p>300</text:p>
          </table:table-cell>
          <table:table-cell table:formula="of:=([.$B$24]-[.$A329]+1)*([.$C$24]-[.$A329]+1)" office:value-type="float" office:value="91204">
            <text:p>91204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01">
            <text:p>301</text:p>
          </table:table-cell>
          <table:table-cell table:formula="of:=([.$B$24]-[.$A330]+1)*([.$C$24]-[.$A330]+1)" office:value-type="float" office:value="91809">
            <text:p>91809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02">
            <text:p>302</text:p>
          </table:table-cell>
          <table:table-cell table:formula="of:=([.$B$24]-[.$A331]+1)*([.$C$24]-[.$A331]+1)" office:value-type="float" office:value="92416">
            <text:p>92416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03">
            <text:p>303</text:p>
          </table:table-cell>
          <table:table-cell table:formula="of:=([.$B$24]-[.$A332]+1)*([.$C$24]-[.$A332]+1)" office:value-type="float" office:value="93025">
            <text:p>93025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04">
            <text:p>304</text:p>
          </table:table-cell>
          <table:table-cell table:formula="of:=([.$B$24]-[.$A333]+1)*([.$C$24]-[.$A333]+1)" office:value-type="float" office:value="93636">
            <text:p>93636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05">
            <text:p>305</text:p>
          </table:table-cell>
          <table:table-cell table:formula="of:=([.$B$24]-[.$A334]+1)*([.$C$24]-[.$A334]+1)" office:value-type="float" office:value="94249">
            <text:p>94249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06">
            <text:p>306</text:p>
          </table:table-cell>
          <table:table-cell table:formula="of:=([.$B$24]-[.$A335]+1)*([.$C$24]-[.$A335]+1)" office:value-type="float" office:value="94864">
            <text:p>94864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07">
            <text:p>307</text:p>
          </table:table-cell>
          <table:table-cell table:formula="of:=([.$B$24]-[.$A336]+1)*([.$C$24]-[.$A336]+1)" office:value-type="float" office:value="95481">
            <text:p>95481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08">
            <text:p>308</text:p>
          </table:table-cell>
          <table:table-cell table:formula="of:=([.$B$24]-[.$A337]+1)*([.$C$24]-[.$A337]+1)" office:value-type="float" office:value="96100">
            <text:p>96100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09">
            <text:p>309</text:p>
          </table:table-cell>
          <table:table-cell table:formula="of:=([.$B$24]-[.$A338]+1)*([.$C$24]-[.$A338]+1)" office:value-type="float" office:value="96721">
            <text:p>96721</text:p>
          </table:table-cell>
          <table:table-cell table:number-columns-repeated="12"/>
        </table:table-row>
        <table:table-row table:style-name="ro1">
          <table:table-cell table:formula="of:=[.A335]+1" office:value-type="float" office:value="310">
            <text:p>310</text:p>
          </table:table-cell>
          <table:table-cell table:formula="of:=([.$B$24]-[.$A339]+1)*([.$C$24]-[.$A339]+1)" office:value-type="float" office:value="97344">
            <text:p>97344</text:p>
          </table:table-cell>
          <table:table-cell table:number-columns-repeated="12"/>
        </table:table-row>
        <table:table-row table:style-name="ro1">
          <table:table-cell table:formula="of:=[.A336]+1" office:value-type="float" office:value="311">
            <text:p>311</text:p>
          </table:table-cell>
          <table:table-cell table:formula="of:=([.$B$24]-[.$A340]+1)*([.$C$24]-[.$A340]+1)" office:value-type="float" office:value="97969">
            <text:p>97969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12">
            <text:p>312</text:p>
          </table:table-cell>
          <table:table-cell table:formula="of:=([.$B$24]-[.$A341]+1)*([.$C$24]-[.$A341]+1)" office:value-type="float" office:value="98596">
            <text:p>98596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13">
            <text:p>313</text:p>
          </table:table-cell>
          <table:table-cell table:formula="of:=([.$B$24]-[.$A342]+1)*([.$C$24]-[.$A342]+1)" office:value-type="float" office:value="99225">
            <text:p>99225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14">
            <text:p>314</text:p>
          </table:table-cell>
          <table:table-cell table:formula="of:=([.$B$24]-[.$A343]+1)*([.$C$24]-[.$A343]+1)" office:value-type="float" office:value="99856">
            <text:p>99856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15">
            <text:p>315</text:p>
          </table:table-cell>
          <table:table-cell table:formula="of:=([.$B$24]-[.$A344]+1)*([.$C$24]-[.$A344]+1)" office:value-type="float" office:value="100489">
            <text:p>100489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16">
            <text:p>316</text:p>
          </table:table-cell>
          <table:table-cell table:formula="of:=([.$B$24]-[.$A345]+1)*([.$C$24]-[.$A345]+1)" office:value-type="float" office:value="101124">
            <text:p>101124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17">
            <text:p>317</text:p>
          </table:table-cell>
          <table:table-cell table:formula="of:=([.$B$24]-[.$A346]+1)*([.$C$24]-[.$A346]+1)" office:value-type="float" office:value="101761">
            <text:p>101761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18">
            <text:p>318</text:p>
          </table:table-cell>
          <table:table-cell table:formula="of:=([.$B$24]-[.$A347]+1)*([.$C$24]-[.$A347]+1)" office:value-type="float" office:value="102400">
            <text:p>102400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19">
            <text:p>319</text:p>
          </table:table-cell>
          <table:table-cell table:formula="of:=([.$B$24]-[.$A348]+1)*([.$C$24]-[.$A348]+1)" office:value-type="float" office:value="103041">
            <text:p>103041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20">
            <text:p>320</text:p>
          </table:table-cell>
          <table:table-cell table:formula="of:=([.$B$24]-[.$A349]+1)*([.$C$24]-[.$A349]+1)" office:value-type="float" office:value="103684">
            <text:p>103684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21">
            <text:p>321</text:p>
          </table:table-cell>
          <table:table-cell table:formula="of:=([.$B$24]-[.$A350]+1)*([.$C$24]-[.$A350]+1)" office:value-type="float" office:value="104329">
            <text:p>104329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22">
            <text:p>322</text:p>
          </table:table-cell>
          <table:table-cell table:formula="of:=([.$B$24]-[.$A351]+1)*([.$C$24]-[.$A351]+1)" office:value-type="float" office:value="104976">
            <text:p>104976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23">
            <text:p>323</text:p>
          </table:table-cell>
          <table:table-cell table:formula="of:=([.$B$24]-[.$A352]+1)*([.$C$24]-[.$A352]+1)" office:value-type="float" office:value="105625">
            <text:p>105625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24">
            <text:p>324</text:p>
          </table:table-cell>
          <table:table-cell table:formula="of:=([.$B$24]-[.$A353]+1)*([.$C$24]-[.$A353]+1)" office:value-type="float" office:value="106276">
            <text:p>106276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25">
            <text:p>325</text:p>
          </table:table-cell>
          <table:table-cell table:formula="of:=([.$B$24]-[.$A354]+1)*([.$C$24]-[.$A354]+1)" office:value-type="float" office:value="106929">
            <text:p>106929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26">
            <text:p>326</text:p>
          </table:table-cell>
          <table:table-cell table:formula="of:=([.$B$24]-[.$A355]+1)*([.$C$24]-[.$A355]+1)" office:value-type="float" office:value="107584">
            <text:p>107584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27">
            <text:p>327</text:p>
          </table:table-cell>
          <table:table-cell table:formula="of:=([.$B$24]-[.$A356]+1)*([.$C$24]-[.$A356]+1)" office:value-type="float" office:value="108241">
            <text:p>108241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28">
            <text:p>328</text:p>
          </table:table-cell>
          <table:table-cell table:formula="of:=([.$B$24]-[.$A357]+1)*([.$C$24]-[.$A357]+1)" office:value-type="float" office:value="108900">
            <text:p>108900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29">
            <text:p>329</text:p>
          </table:table-cell>
          <table:table-cell table:formula="of:=([.$B$24]-[.$A358]+1)*([.$C$24]-[.$A358]+1)" office:value-type="float" office:value="109561">
            <text:p>109561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30">
            <text:p>330</text:p>
          </table:table-cell>
          <table:table-cell table:formula="of:=([.$B$24]-[.$A359]+1)*([.$C$24]-[.$A359]+1)" office:value-type="float" office:value="110224">
            <text:p>110224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31">
            <text:p>331</text:p>
          </table:table-cell>
          <table:table-cell table:formula="of:=([.$B$24]-[.$A360]+1)*([.$C$24]-[.$A360]+1)" office:value-type="float" office:value="110889">
            <text:p>110889</text:p>
          </table:table-cell>
          <table:table-cell table:number-columns-repeated="12"/>
        </table:table-row>
        <table:table-row table:style-name="ro1">
          <table:table-cell table:formula="of:=[.A357]+1" office:value-type="float" office:value="332">
            <text:p>332</text:p>
          </table:table-cell>
          <table:table-cell table:formula="of:=([.$B$24]-[.$A361]+1)*([.$C$24]-[.$A361]+1)" office:value-type="float" office:value="111556">
            <text:p>111556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33">
            <text:p>333</text:p>
          </table:table-cell>
          <table:table-cell table:formula="of:=([.$B$24]-[.$A362]+1)*([.$C$24]-[.$A362]+1)" office:value-type="float" office:value="112225">
            <text:p>112225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34">
            <text:p>334</text:p>
          </table:table-cell>
          <table:table-cell table:formula="of:=([.$B$24]-[.$A363]+1)*([.$C$24]-[.$A363]+1)" office:value-type="float" office:value="112896">
            <text:p>112896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35">
            <text:p>335</text:p>
          </table:table-cell>
          <table:table-cell table:formula="of:=([.$B$24]-[.$A364]+1)*([.$C$24]-[.$A364]+1)" office:value-type="float" office:value="113569">
            <text:p>113569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36">
            <text:p>336</text:p>
          </table:table-cell>
          <table:table-cell table:formula="of:=([.$B$24]-[.$A365]+1)*([.$C$24]-[.$A365]+1)" office:value-type="float" office:value="114244">
            <text:p>114244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37">
            <text:p>337</text:p>
          </table:table-cell>
          <table:table-cell table:formula="of:=([.$B$24]-[.$A366]+1)*([.$C$24]-[.$A366]+1)" office:value-type="float" office:value="114921">
            <text:p>114921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38">
            <text:p>338</text:p>
          </table:table-cell>
          <table:table-cell table:formula="of:=([.$B$24]-[.$A367]+1)*([.$C$24]-[.$A367]+1)" office:value-type="float" office:value="115600">
            <text:p>115600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39">
            <text:p>339</text:p>
          </table:table-cell>
          <table:table-cell table:formula="of:=([.$B$24]-[.$A368]+1)*([.$C$24]-[.$A368]+1)" office:value-type="float" office:value="116281">
            <text:p>116281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0">
            <text:p>340</text:p>
          </table:table-cell>
          <table:table-cell table:formula="of:=([.$B$24]-[.$A369]+1)*([.$C$24]-[.$A369]+1)" office:value-type="float" office:value="116964">
            <text:p>116964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1">
            <text:p>341</text:p>
          </table:table-cell>
          <table:table-cell table:formula="of:=([.$B$24]-[.$A370]+1)*([.$C$24]-[.$A370]+1)" office:value-type="float" office:value="117649">
            <text:p>117649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42">
            <text:p>342</text:p>
          </table:table-cell>
          <table:table-cell table:formula="of:=([.$B$24]-[.$A371]+1)*([.$C$24]-[.$A371]+1)" office:value-type="float" office:value="118336">
            <text:p>118336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43">
            <text:p>343</text:p>
          </table:table-cell>
          <table:table-cell table:formula="of:=([.$B$24]-[.$A372]+1)*([.$C$24]-[.$A372]+1)" office:value-type="float" office:value="119025">
            <text:p>119025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44">
            <text:p>344</text:p>
          </table:table-cell>
          <table:table-cell table:formula="of:=([.$B$24]-[.$A373]+1)*([.$C$24]-[.$A373]+1)" office:value-type="float" office:value="119716">
            <text:p>119716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45">
            <text:p>345</text:p>
          </table:table-cell>
          <table:table-cell table:formula="of:=([.$B$24]-[.$A374]+1)*([.$C$24]-[.$A374]+1)" office:value-type="float" office:value="120409">
            <text:p>120409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46">
            <text:p>346</text:p>
          </table:table-cell>
          <table:table-cell table:formula="of:=([.$B$24]-[.$A375]+1)*([.$C$24]-[.$A375]+1)" office:value-type="float" office:value="121104">
            <text:p>121104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47">
            <text:p>347</text:p>
          </table:table-cell>
          <table:table-cell table:formula="of:=([.$B$24]-[.$A376]+1)*([.$C$24]-[.$A376]+1)" office:value-type="float" office:value="121801">
            <text:p>121801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48">
            <text:p>348</text:p>
          </table:table-cell>
          <table:table-cell table:formula="of:=([.$B$24]-[.$A377]+1)*([.$C$24]-[.$A377]+1)" office:value-type="float" office:value="122500">
            <text:p>122500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49">
            <text:p>349</text:p>
          </table:table-cell>
          <table:table-cell table:formula="of:=([.$B$24]-[.$A378]+1)*([.$C$24]-[.$A378]+1)" office:value-type="float" office:value="123201">
            <text:p>123201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0">
            <text:p>350</text:p>
          </table:table-cell>
          <table:table-cell table:formula="of:=([.$B$24]-[.$A379]+1)*([.$C$24]-[.$A379]+1)" office:value-type="float" office:value="123904">
            <text:p>123904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1">
            <text:p>351</text:p>
          </table:table-cell>
          <table:table-cell table:formula="of:=([.$B$24]-[.$A380]+1)*([.$C$24]-[.$A380]+1)" office:value-type="float" office:value="124609">
            <text:p>124609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52">
            <text:p>352</text:p>
          </table:table-cell>
          <table:table-cell table:formula="of:=([.$B$24]-[.$A381]+1)*([.$C$24]-[.$A381]+1)" office:value-type="float" office:value="125316">
            <text:p>125316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53">
            <text:p>353</text:p>
          </table:table-cell>
          <table:table-cell table:formula="of:=([.$B$24]-[.$A382]+1)*([.$C$24]-[.$A382]+1)" office:value-type="float" office:value="126025">
            <text:p>126025</text:p>
          </table:table-cell>
          <table:table-cell table:number-columns-repeated="12"/>
        </table:table-row>
        <table:table-row table:style-name="ro1">
          <table:table-cell table:formula="of:=[.A379]+1" office:value-type="float" office:value="354">
            <text:p>354</text:p>
          </table:table-cell>
          <table:table-cell table:formula="of:=([.$B$24]-[.$A383]+1)*([.$C$24]-[.$A383]+1)" office:value-type="float" office:value="126736">
            <text:p>126736</text:p>
          </table:table-cell>
          <table:table-cell table:number-columns-repeated="12"/>
        </table:table-row>
        <table:table-row table:style-name="ro1">
          <table:table-cell table:formula="of:=[.A380]+1" office:value-type="float" office:value="355">
            <text:p>355</text:p>
          </table:table-cell>
          <table:table-cell table:formula="of:=([.$B$24]-[.$A384]+1)*([.$C$24]-[.$A384]+1)" office:value-type="float" office:value="127449">
            <text:p>127449</text:p>
          </table:table-cell>
          <table:table-cell table:number-columns-repeated="12"/>
        </table:table-row>
        <table:table-row table:style-name="ro1">
          <table:table-cell table:formula="of:=[.A381]+1" office:value-type="float" office:value="356">
            <text:p>356</text:p>
          </table:table-cell>
          <table:table-cell table:formula="of:=([.$B$24]-[.$A385]+1)*([.$C$24]-[.$A385]+1)" office:value-type="float" office:value="128164">
            <text:p>128164</text:p>
          </table:table-cell>
          <table:table-cell table:number-columns-repeated="12"/>
        </table:table-row>
        <table:table-row table:style-name="ro1">
          <table:table-cell table:formula="of:=[.A382]+1" office:value-type="float" office:value="357">
            <text:p>357</text:p>
          </table:table-cell>
          <table:table-cell table:formula="of:=([.$B$24]-[.$A386]+1)*([.$C$24]-[.$A386]+1)" office:value-type="float" office:value="128881">
            <text:p>128881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58">
            <text:p>358</text:p>
          </table:table-cell>
          <table:table-cell table:formula="of:=([.$B$24]-[.$A387]+1)*([.$C$24]-[.$A387]+1)" office:value-type="float" office:value="129600">
            <text:p>129600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59">
            <text:p>359</text:p>
          </table:table-cell>
          <table:table-cell table:formula="of:=([.$B$24]-[.$A388]+1)*([.$C$24]-[.$A388]+1)" office:value-type="float" office:value="130321">
            <text:p>130321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0">
            <text:p>360</text:p>
          </table:table-cell>
          <table:table-cell table:formula="of:=([.$B$24]-[.$A389]+1)*([.$C$24]-[.$A389]+1)" office:value-type="float" office:value="131044">
            <text:p>131044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1">
            <text:p>361</text:p>
          </table:table-cell>
          <table:table-cell table:formula="of:=([.$B$24]-[.$A390]+1)*([.$C$24]-[.$A390]+1)" office:value-type="float" office:value="131769">
            <text:p>131769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2">
            <text:p>362</text:p>
          </table:table-cell>
          <table:table-cell table:formula="of:=([.$B$24]-[.$A391]+1)*([.$C$24]-[.$A391]+1)" office:value-type="float" office:value="132496">
            <text:p>132496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3">
            <text:p>363</text:p>
          </table:table-cell>
          <table:table-cell table:formula="of:=([.$B$24]-[.$A392]+1)*([.$C$24]-[.$A392]+1)" office:value-type="float" office:value="133225">
            <text:p>133225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4">
            <text:p>364</text:p>
          </table:table-cell>
          <table:table-cell table:formula="of:=([.$B$24]-[.$A393]+1)*([.$C$24]-[.$A393]+1)" office:value-type="float" office:value="133956">
            <text:p>133956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5">
            <text:p>365</text:p>
          </table:table-cell>
          <table:table-cell table:formula="of:=([.$B$24]-[.$A394]+1)*([.$C$24]-[.$A394]+1)" office:value-type="float" office:value="134689">
            <text:p>134689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66">
            <text:p>366</text:p>
          </table:table-cell>
          <table:table-cell table:formula="of:=([.$B$24]-[.$A395]+1)*([.$C$24]-[.$A395]+1)" office:value-type="float" office:value="135424">
            <text:p>135424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67">
            <text:p>367</text:p>
          </table:table-cell>
          <table:table-cell table:formula="of:=([.$B$24]-[.$A396]+1)*([.$C$24]-[.$A396]+1)" office:value-type="float" office:value="136161">
            <text:p>136161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68">
            <text:p>368</text:p>
          </table:table-cell>
          <table:table-cell table:formula="of:=([.$B$24]-[.$A397]+1)*([.$C$24]-[.$A397]+1)" office:value-type="float" office:value="136900">
            <text:p>136900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69">
            <text:p>369</text:p>
          </table:table-cell>
          <table:table-cell table:formula="of:=([.$B$24]-[.$A398]+1)*([.$C$24]-[.$A398]+1)" office:value-type="float" office:value="137641">
            <text:p>137641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0">
            <text:p>370</text:p>
          </table:table-cell>
          <table:table-cell table:formula="of:=([.$B$24]-[.$A399]+1)*([.$C$24]-[.$A399]+1)" office:value-type="float" office:value="138384">
            <text:p>138384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1">
            <text:p>371</text:p>
          </table:table-cell>
          <table:table-cell table:formula="of:=([.$B$24]-[.$A400]+1)*([.$C$24]-[.$A400]+1)" office:value-type="float" office:value="139129">
            <text:p>139129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2">
            <text:p>372</text:p>
          </table:table-cell>
          <table:table-cell table:formula="of:=([.$B$24]-[.$A401]+1)*([.$C$24]-[.$A401]+1)" office:value-type="float" office:value="139876">
            <text:p>139876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3">
            <text:p>373</text:p>
          </table:table-cell>
          <table:table-cell table:formula="of:=([.$B$24]-[.$A402]+1)*([.$C$24]-[.$A402]+1)" office:value-type="float" office:value="140625">
            <text:p>140625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4">
            <text:p>374</text:p>
          </table:table-cell>
          <table:table-cell table:formula="of:=([.$B$24]-[.$A403]+1)*([.$C$24]-[.$A403]+1)" office:value-type="float" office:value="141376">
            <text:p>141376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5">
            <text:p>375</text:p>
          </table:table-cell>
          <table:table-cell table:formula="of:=([.$B$24]-[.$A404]+1)*([.$C$24]-[.$A404]+1)" office:value-type="float" office:value="142129">
            <text:p>142129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76">
            <text:p>376</text:p>
          </table:table-cell>
          <table:table-cell table:formula="of:=([.$B$24]-[.$A405]+1)*([.$C$24]-[.$A405]+1)" office:value-type="float" office:value="142884">
            <text:p>142884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77">
            <text:p>377</text:p>
          </table:table-cell>
          <table:table-cell table:formula="of:=([.$B$24]-[.$A406]+1)*([.$C$24]-[.$A406]+1)" office:value-type="float" office:value="143641">
            <text:p>143641</text:p>
          </table:table-cell>
          <table:table-cell table:number-columns-repeated="12"/>
        </table:table-row>
        <table:table-row table:style-name="ro1">
          <table:table-cell table:formula="of:=[.A403]+1" office:value-type="float" office:value="378">
            <text:p>378</text:p>
          </table:table-cell>
          <table:table-cell table:formula="of:=([.$B$24]-[.$A407]+1)*([.$C$24]-[.$A407]+1)" office:value-type="float" office:value="144400">
            <text:p>144400</text:p>
          </table:table-cell>
          <table:table-cell table:number-columns-repeated="12"/>
        </table:table-row>
        <table:table-row table:style-name="ro1">
          <table:table-cell table:formula="of:=[.A404]+1" office:value-type="float" office:value="379">
            <text:p>379</text:p>
          </table:table-cell>
          <table:table-cell table:formula="of:=([.$B$24]-[.$A408]+1)*([.$C$24]-[.$A408]+1)" office:value-type="float" office:value="145161">
            <text:p>145161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0">
            <text:p>380</text:p>
          </table:table-cell>
          <table:table-cell table:formula="of:=([.$B$24]-[.$A409]+1)*([.$C$24]-[.$A409]+1)" office:value-type="float" office:value="145924">
            <text:p>145924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1">
            <text:p>381</text:p>
          </table:table-cell>
          <table:table-cell table:formula="of:=([.$B$24]-[.$A410]+1)*([.$C$24]-[.$A410]+1)" office:value-type="float" office:value="146689">
            <text:p>146689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2">
            <text:p>382</text:p>
          </table:table-cell>
          <table:table-cell table:formula="of:=([.$B$24]-[.$A411]+1)*([.$C$24]-[.$A411]+1)" office:value-type="float" office:value="147456">
            <text:p>147456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3">
            <text:p>383</text:p>
          </table:table-cell>
          <table:table-cell table:formula="of:=([.$B$24]-[.$A412]+1)*([.$C$24]-[.$A412]+1)" office:value-type="float" office:value="148225">
            <text:p>14822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4">
            <text:p>384</text:p>
          </table:table-cell>
          <table:table-cell table:formula="of:=([.$B$24]-[.$A413]+1)*([.$C$24]-[.$A413]+1)" office:value-type="float" office:value="148996">
            <text:p>148996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5">
            <text:p>385</text:p>
          </table:table-cell>
          <table:table-cell table:formula="of:=([.$B$24]-[.$A414]+1)*([.$C$24]-[.$A414]+1)" office:value-type="float" office:value="149769">
            <text:p>149769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6">
            <text:p>386</text:p>
          </table:table-cell>
          <table:table-cell table:formula="of:=([.$B$24]-[.$A415]+1)*([.$C$24]-[.$A415]+1)" office:value-type="float" office:value="150544">
            <text:p>150544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7">
            <text:p>387</text:p>
          </table:table-cell>
          <table:table-cell table:formula="of:=([.$B$24]-[.$A416]+1)*([.$C$24]-[.$A416]+1)" office:value-type="float" office:value="151321">
            <text:p>151321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88">
            <text:p>388</text:p>
          </table:table-cell>
          <table:table-cell table:formula="of:=([.$B$24]-[.$A417]+1)*([.$C$24]-[.$A417]+1)" office:value-type="float" office:value="152100">
            <text:p>152100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89">
            <text:p>389</text:p>
          </table:table-cell>
          <table:table-cell table:formula="of:=([.$B$24]-[.$A418]+1)*([.$C$24]-[.$A418]+1)" office:value-type="float" office:value="152881">
            <text:p>152881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0">
            <text:p>390</text:p>
          </table:table-cell>
          <table:table-cell table:formula="of:=([.$B$24]-[.$A419]+1)*([.$C$24]-[.$A419]+1)" office:value-type="float" office:value="153664">
            <text:p>153664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1">
            <text:p>391</text:p>
          </table:table-cell>
          <table:table-cell table:formula="of:=([.$B$24]-[.$A420]+1)*([.$C$24]-[.$A420]+1)" office:value-type="float" office:value="154449">
            <text:p>154449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2">
            <text:p>392</text:p>
          </table:table-cell>
          <table:table-cell table:formula="of:=([.$B$24]-[.$A421]+1)*([.$C$24]-[.$A421]+1)" office:value-type="float" office:value="155236">
            <text:p>155236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3">
            <text:p>393</text:p>
          </table:table-cell>
          <table:table-cell table:formula="of:=([.$B$24]-[.$A422]+1)*([.$C$24]-[.$A422]+1)" office:value-type="float" office:value="156025">
            <text:p>156025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4">
            <text:p>394</text:p>
          </table:table-cell>
          <table:table-cell table:formula="of:=([.$B$24]-[.$A423]+1)*([.$C$24]-[.$A423]+1)" office:value-type="float" office:value="156816">
            <text:p>156816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5">
            <text:p>395</text:p>
          </table:table-cell>
          <table:table-cell table:formula="of:=([.$B$24]-[.$A424]+1)*([.$C$24]-[.$A424]+1)" office:value-type="float" office:value="157609">
            <text:p>157609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6">
            <text:p>396</text:p>
          </table:table-cell>
          <table:table-cell table:formula="of:=([.$B$24]-[.$A425]+1)*([.$C$24]-[.$A425]+1)" office:value-type="float" office:value="158404">
            <text:p>158404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7">
            <text:p>397</text:p>
          </table:table-cell>
          <table:table-cell table:formula="of:=([.$B$24]-[.$A426]+1)*([.$C$24]-[.$A426]+1)" office:value-type="float" office:value="159201">
            <text:p>159201</text:p>
          </table:table-cell>
          <table:table-cell table:number-columns-repeated="12"/>
        </table:table-row>
        <table:table-row table:style-name="ro1">
          <table:table-cell table:formula="of:=[.A423]+1" office:value-type="float" office:value="398">
            <text:p>398</text:p>
          </table:table-cell>
          <table:table-cell table:formula="of:=([.$B$24]-[.$A427]+1)*([.$C$24]-[.$A427]+1)" office:value-type="float" office:value="160000">
            <text:p>160000</text:p>
          </table:table-cell>
          <table:table-cell table:number-columns-repeated="12"/>
        </table:table-row>
        <table:table-row table:style-name="ro1">
          <table:table-cell table:formula="of:=[.A424]+1" office:value-type="float" office:value="399">
            <text:p>399</text:p>
          </table:table-cell>
          <table:table-cell table:formula="of:=([.$B$24]-[.$A428]+1)*([.$C$24]-[.$A428]+1)" office:value-type="float" office:value="160801">
            <text:p>160801</text:p>
          </table:table-cell>
          <table:table-cell table:number-columns-repeated="12"/>
        </table:table-row>
        <table:table-row table:style-name="ro1">
          <table:table-cell table:formula="of:=[.A425]+1" office:value-type="float" office:value="400">
            <text:p>400</text:p>
          </table:table-cell>
          <table:table-cell table:formula="of:=([.$B$24]-[.$A429]+1)*([.$C$24]-[.$A429]+1)" office:value-type="float" office:value="161604">
            <text:p>161604</text:p>
          </table:table-cell>
          <table:table-cell table:number-columns-repeated="12"/>
        </table:table-row>
        <table:table-row table:style-name="ro1">
          <table:table-cell table:formula="of:=[.A426]+1" office:value-type="float" office:value="401">
            <text:p>401</text:p>
          </table:table-cell>
          <table:table-cell table:formula="of:=([.$B$24]-[.$A430]+1)*([.$C$24]-[.$A430]+1)" office:value-type="float" office:value="162409">
            <text:p>162409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>
            <text:p>402</text:p>
          </table:table-cell>
          <table:table-cell table:formula="of:=([.$B$24]-[.$A431]+1)*([.$C$24]-[.$A431]+1)" office:value-type="float" office:value="163216">
            <text:p>163216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>
            <text:p>403</text:p>
          </table:table-cell>
          <table:table-cell table:formula="of:=([.$B$24]-[.$A432]+1)*([.$C$24]-[.$A432]+1)" office:value-type="float" office:value="164025">
            <text:p>164025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>
            <text:p>404</text:p>
          </table:table-cell>
          <table:table-cell table:formula="of:=([.$B$24]-[.$A433]+1)*([.$C$24]-[.$A433]+1)" office:value-type="float" office:value="164836">
            <text:p>164836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>
            <text:p>405</text:p>
          </table:table-cell>
          <table:table-cell table:formula="of:=([.$B$24]-[.$A434]+1)*([.$C$24]-[.$A434]+1)" office:value-type="float" office:value="165649">
            <text:p>165649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>
            <text:p>406</text:p>
          </table:table-cell>
          <table:table-cell table:formula="of:=([.$B$24]-[.$A435]+1)*([.$C$24]-[.$A435]+1)" office:value-type="float" office:value="166464">
            <text:p>166464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>
            <text:p>407</text:p>
          </table:table-cell>
          <table:table-cell table:formula="of:=([.$B$24]-[.$A436]+1)*([.$C$24]-[.$A436]+1)" office:value-type="float" office:value="167281">
            <text:p>167281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>
            <text:p>408</text:p>
          </table:table-cell>
          <table:table-cell table:formula="of:=([.$B$24]-[.$A437]+1)*([.$C$24]-[.$A437]+1)" office:value-type="float" office:value="168100">
            <text:p>168100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>
            <text:p>409</text:p>
          </table:table-cell>
          <table:table-cell table:formula="of:=([.$B$24]-[.$A438]+1)*([.$C$24]-[.$A438]+1)" office:value-type="float" office:value="168921">
            <text:p>168921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>
            <text:p>410</text:p>
          </table:table-cell>
          <table:table-cell table:formula="of:=([.$B$24]-[.$A439]+1)*([.$C$24]-[.$A439]+1)" office:value-type="float" office:value="169744">
            <text:p>169744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>
            <text:p>411</text:p>
          </table:table-cell>
          <table:table-cell table:formula="of:=([.$B$24]-[.$A440]+1)*([.$C$24]-[.$A440]+1)" office:value-type="float" office:value="170569">
            <text:p>170569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>
            <text:p>412</text:p>
          </table:table-cell>
          <table:table-cell table:formula="of:=([.$B$24]-[.$A441]+1)*([.$C$24]-[.$A441]+1)" office:value-type="float" office:value="171396">
            <text:p>171396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>
            <text:p>413</text:p>
          </table:table-cell>
          <table:table-cell table:formula="of:=([.$B$24]-[.$A442]+1)*([.$C$24]-[.$A442]+1)" office:value-type="float" office:value="172225">
            <text:p>172225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>
            <text:p>414</text:p>
          </table:table-cell>
          <table:table-cell table:formula="of:=([.$B$24]-[.$A443]+1)*([.$C$24]-[.$A443]+1)" office:value-type="float" office:value="173056">
            <text:p>173056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>
            <text:p>415</text:p>
          </table:table-cell>
          <table:table-cell table:formula="of:=([.$B$24]-[.$A444]+1)*([.$C$24]-[.$A444]+1)" office:value-type="float" office:value="173889">
            <text:p>173889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>
            <text:p>416</text:p>
          </table:table-cell>
          <table:table-cell table:formula="of:=([.$B$24]-[.$A445]+1)*([.$C$24]-[.$A445]+1)" office:value-type="float" office:value="174724">
            <text:p>174724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>
            <text:p>417</text:p>
          </table:table-cell>
          <table:table-cell table:formula="of:=([.$B$24]-[.$A446]+1)*([.$C$24]-[.$A446]+1)" office:value-type="float" office:value="175561">
            <text:p>175561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>
            <text:p>418</text:p>
          </table:table-cell>
          <table:table-cell table:formula="of:=([.$B$24]-[.$A447]+1)*([.$C$24]-[.$A447]+1)" office:value-type="float" office:value="176400">
            <text:p>176400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>
            <text:p>419</text:p>
          </table:table-cell>
          <table:table-cell table:formula="of:=([.$B$24]-[.$A448]+1)*([.$C$24]-[.$A448]+1)" office:value-type="float" office:value="177241">
            <text:p>177241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>
            <text:p>420</text:p>
          </table:table-cell>
          <table:table-cell table:formula="of:=([.$B$24]-[.$A449]+1)*([.$C$24]-[.$A449]+1)" office:value-type="float" office:value="178084">
            <text:p>178084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>
            <text:p>421</text:p>
          </table:table-cell>
          <table:table-cell table:formula="of:=([.$B$24]-[.$A450]+1)*([.$C$24]-[.$A450]+1)" office:value-type="float" office:value="178929">
            <text:p>178929</text:p>
          </table:table-cell>
          <table:table-cell table:number-columns-repeated="12"/>
        </table:table-row>
        <table:table-row table:style-name="ro1">
          <table:table-cell table:formula="of:=[.A447]+1" office:value-type="float" office:value="422">
            <text:p>422</text:p>
          </table:table-cell>
          <table:table-cell table:formula="of:=([.$B$24]-[.$A451]+1)*([.$C$24]-[.$A451]+1)" office:value-type="float" office:value="179776">
            <text:p>179776</text:p>
          </table:table-cell>
          <table:table-cell table:number-columns-repeated="12"/>
        </table:table-row>
        <table:table-row table:style-name="ro1">
          <table:table-cell table:formula="of:=[.A448]+1" office:value-type="float" office:value="423">
            <text:p>423</text:p>
          </table:table-cell>
          <table:table-cell table:formula="of:=([.$B$24]-[.$A452]+1)*([.$C$24]-[.$A452]+1)" office:value-type="float" office:value="180625">
            <text:p>18062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4">
            <text:p>424</text:p>
          </table:table-cell>
          <table:table-cell table:formula="of:=([.$B$24]-[.$A453]+1)*([.$C$24]-[.$A453]+1)" office:value-type="float" office:value="181476">
            <text:p>181476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5">
            <text:p>425</text:p>
          </table:table-cell>
          <table:table-cell table:formula="of:=([.$B$24]-[.$A454]+1)*([.$C$24]-[.$A454]+1)" office:value-type="float" office:value="182329">
            <text:p>182329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6">
            <text:p>426</text:p>
          </table:table-cell>
          <table:table-cell table:formula="of:=([.$B$24]-[.$A455]+1)*([.$C$24]-[.$A455]+1)" office:value-type="float" office:value="183184">
            <text:p>183184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7">
            <text:p>427</text:p>
          </table:table-cell>
          <table:table-cell table:formula="of:=([.$B$24]-[.$A456]+1)*([.$C$24]-[.$A456]+1)" office:value-type="float" office:value="184041">
            <text:p>184041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8">
            <text:p>428</text:p>
          </table:table-cell>
          <table:table-cell table:formula="of:=([.$B$24]-[.$A457]+1)*([.$C$24]-[.$A457]+1)" office:value-type="float" office:value="184900">
            <text:p>184900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9">
            <text:p>429</text:p>
          </table:table-cell>
          <table:table-cell table:formula="of:=([.$B$24]-[.$A458]+1)*([.$C$24]-[.$A458]+1)" office:value-type="float" office:value="185761">
            <text:p>185761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30">
            <text:p>430</text:p>
          </table:table-cell>
          <table:table-cell table:formula="of:=([.$B$24]-[.$A459]+1)*([.$C$24]-[.$A459]+1)" office:value-type="float" office:value="186624">
            <text:p>186624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31">
            <text:p>431</text:p>
          </table:table-cell>
          <table:table-cell table:formula="of:=([.$B$24]-[.$A460]+1)*([.$C$24]-[.$A460]+1)" office:value-type="float" office:value="187489">
            <text:p>187489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2">
            <text:p>432</text:p>
          </table:table-cell>
          <table:table-cell table:formula="of:=([.$B$24]-[.$A461]+1)*([.$C$24]-[.$A461]+1)" office:value-type="float" office:value="188356">
            <text:p>188356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3">
            <text:p>433</text:p>
          </table:table-cell>
          <table:table-cell table:formula="of:=([.$B$24]-[.$A462]+1)*([.$C$24]-[.$A462]+1)" office:value-type="float" office:value="189225">
            <text:p>18922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4">
            <text:p>434</text:p>
          </table:table-cell>
          <table:table-cell table:formula="of:=([.$B$24]-[.$A463]+1)*([.$C$24]-[.$A463]+1)" office:value-type="float" office:value="190096">
            <text:p>190096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5">
            <text:p>435</text:p>
          </table:table-cell>
          <table:table-cell table:formula="of:=([.$B$24]-[.$A464]+1)*([.$C$24]-[.$A464]+1)" office:value-type="float" office:value="190969">
            <text:p>190969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6">
            <text:p>436</text:p>
          </table:table-cell>
          <table:table-cell table:formula="of:=([.$B$24]-[.$A465]+1)*([.$C$24]-[.$A465]+1)" office:value-type="float" office:value="191844">
            <text:p>191844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7">
            <text:p>437</text:p>
          </table:table-cell>
          <table:table-cell table:formula="of:=([.$B$24]-[.$A466]+1)*([.$C$24]-[.$A466]+1)" office:value-type="float" office:value="192721">
            <text:p>192721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8">
            <text:p>438</text:p>
          </table:table-cell>
          <table:table-cell table:formula="of:=([.$B$24]-[.$A467]+1)*([.$C$24]-[.$A467]+1)" office:value-type="float" office:value="193600">
            <text:p>193600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9">
            <text:p>439</text:p>
          </table:table-cell>
          <table:table-cell table:formula="of:=([.$B$24]-[.$A468]+1)*([.$C$24]-[.$A468]+1)" office:value-type="float" office:value="194481">
            <text:p>194481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40">
            <text:p>440</text:p>
          </table:table-cell>
          <table:table-cell table:formula="of:=([.$B$24]-[.$A469]+1)*([.$C$24]-[.$A469]+1)" office:value-type="float" office:value="195364">
            <text:p>195364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41">
            <text:p>441</text:p>
          </table:table-cell>
          <table:table-cell table:formula="of:=([.$B$24]-[.$A470]+1)*([.$C$24]-[.$A470]+1)" office:value-type="float" office:value="196249">
            <text:p>196249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2">
            <text:p>442</text:p>
          </table:table-cell>
          <table:table-cell table:formula="of:=([.$B$24]-[.$A471]+1)*([.$C$24]-[.$A471]+1)" office:value-type="float" office:value="197136">
            <text:p>197136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3">
            <text:p>443</text:p>
          </table:table-cell>
          <table:table-cell table:formula="of:=([.$B$24]-[.$A472]+1)*([.$C$24]-[.$A472]+1)" office:value-type="float" office:value="198025">
            <text:p>198025</text:p>
          </table:table-cell>
          <table:table-cell table:number-columns-repeated="12"/>
        </table:table-row>
        <table:table-row table:style-name="ro1">
          <table:table-cell table:formula="of:=[.A469]+1" office:value-type="float" office:value="444">
            <text:p>444</text:p>
          </table:table-cell>
          <table:table-cell table:formula="of:=([.$B$24]-[.$A473]+1)*([.$C$24]-[.$A473]+1)" office:value-type="float" office:value="198916">
            <text:p>198916</text:p>
          </table:table-cell>
          <table:table-cell table:number-columns-repeated="12"/>
        </table:table-row>
        <table:table-row table:style-name="ro1">
          <table:table-cell table:formula="of:=[.A470]+1" office:value-type="float" office:value="445">
            <text:p>445</text:p>
          </table:table-cell>
          <table:table-cell table:formula="of:=([.$B$24]-[.$A474]+1)*([.$C$24]-[.$A474]+1)" office:value-type="float" office:value="199809">
            <text:p>199809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6">
            <text:p>446</text:p>
          </table:table-cell>
          <table:table-cell table:formula="of:=([.$B$24]-[.$A475]+1)*([.$C$24]-[.$A475]+1)" office:value-type="float" office:value="200704">
            <text:p>200704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7">
            <text:p>447</text:p>
          </table:table-cell>
          <table:table-cell table:formula="of:=([.$B$24]-[.$A476]+1)*([.$C$24]-[.$A476]+1)" office:value-type="float" office:value="201601">
            <text:p>201601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8">
            <text:p>448</text:p>
          </table:table-cell>
          <table:table-cell table:formula="of:=([.$B$24]-[.$A477]+1)*([.$C$24]-[.$A477]+1)" office:value-type="float" office:value="202500">
            <text:p>202500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9">
            <text:p>449</text:p>
          </table:table-cell>
          <table:table-cell table:formula="of:=([.$B$24]-[.$A478]+1)*([.$C$24]-[.$A478]+1)" office:value-type="float" office:value="203401">
            <text:p>203401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50">
            <text:p>450</text:p>
          </table:table-cell>
          <table:table-cell table:formula="of:=([.$B$24]-[.$A479]+1)*([.$C$24]-[.$A479]+1)" office:value-type="float" office:value="204304">
            <text:p>204304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51">
            <text:p>451</text:p>
          </table:table-cell>
          <table:table-cell table:formula="of:=([.$B$24]-[.$A480]+1)*([.$C$24]-[.$A480]+1)" office:value-type="float" office:value="205209">
            <text:p>205209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52">
            <text:p>452</text:p>
          </table:table-cell>
          <table:table-cell table:formula="of:=([.$B$24]-[.$A481]+1)*([.$C$24]-[.$A481]+1)" office:value-type="float" office:value="206116">
            <text:p>206116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53">
            <text:p>453</text:p>
          </table:table-cell>
          <table:table-cell table:formula="of:=([.$B$24]-[.$A482]+1)*([.$C$24]-[.$A482]+1)" office:value-type="float" office:value="207025">
            <text:p>207025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4">
            <text:p>454</text:p>
          </table:table-cell>
          <table:table-cell table:formula="of:=([.$B$24]-[.$A483]+1)*([.$C$24]-[.$A483]+1)" office:value-type="float" office:value="207936">
            <text:p>207936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5">
            <text:p>455</text:p>
          </table:table-cell>
          <table:table-cell table:formula="of:=([.$B$24]-[.$A484]+1)*([.$C$24]-[.$A484]+1)" office:value-type="float" office:value="208849">
            <text:p>208849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6">
            <text:p>456</text:p>
          </table:table-cell>
          <table:table-cell table:formula="of:=([.$B$24]-[.$A485]+1)*([.$C$24]-[.$A485]+1)" office:value-type="float" office:value="209764">
            <text:p>209764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7">
            <text:p>457</text:p>
          </table:table-cell>
          <table:table-cell table:formula="of:=([.$B$24]-[.$A486]+1)*([.$C$24]-[.$A486]+1)" office:value-type="float" office:value="210681">
            <text:p>210681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8">
            <text:p>458</text:p>
          </table:table-cell>
          <table:table-cell table:formula="of:=([.$B$24]-[.$A487]+1)*([.$C$24]-[.$A487]+1)" office:value-type="float" office:value="211600">
            <text:p>211600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9">
            <text:p>459</text:p>
          </table:table-cell>
          <table:table-cell table:formula="of:=([.$B$24]-[.$A488]+1)*([.$C$24]-[.$A488]+1)" office:value-type="float" office:value="212521">
            <text:p>212521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60">
            <text:p>460</text:p>
          </table:table-cell>
          <table:table-cell table:formula="of:=([.$B$24]-[.$A489]+1)*([.$C$24]-[.$A489]+1)" office:value-type="float" office:value="213444">
            <text:p>213444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61">
            <text:p>461</text:p>
          </table:table-cell>
          <table:table-cell table:formula="of:=([.$B$24]-[.$A490]+1)*([.$C$24]-[.$A490]+1)" office:value-type="float" office:value="214369">
            <text:p>214369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62">
            <text:p>462</text:p>
          </table:table-cell>
          <table:table-cell table:formula="of:=([.$B$24]-[.$A491]+1)*([.$C$24]-[.$A491]+1)" office:value-type="float" office:value="215296">
            <text:p>215296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63">
            <text:p>463</text:p>
          </table:table-cell>
          <table:table-cell table:formula="of:=([.$B$24]-[.$A492]+1)*([.$C$24]-[.$A492]+1)" office:value-type="float" office:value="216225">
            <text:p>216225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4">
            <text:p>464</text:p>
          </table:table-cell>
          <table:table-cell table:formula="of:=([.$B$24]-[.$A493]+1)*([.$C$24]-[.$A493]+1)" office:value-type="float" office:value="217156">
            <text:p>217156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5">
            <text:p>465</text:p>
          </table:table-cell>
          <table:table-cell table:formula="of:=([.$B$24]-[.$A494]+1)*([.$C$24]-[.$A494]+1)" office:value-type="float" office:value="218089">
            <text:p>218089</text:p>
          </table:table-cell>
          <table:table-cell table:number-columns-repeated="12"/>
        </table:table-row>
        <table:table-row table:style-name="ro1">
          <table:table-cell table:formula="of:=[.A491]+1" office:value-type="float" office:value="466">
            <text:p>466</text:p>
          </table:table-cell>
          <table:table-cell table:formula="of:=([.$B$24]-[.$A495]+1)*([.$C$24]-[.$A495]+1)" office:value-type="float" office:value="219024">
            <text:p>219024</text:p>
          </table:table-cell>
          <table:table-cell table:number-columns-repeated="12"/>
        </table:table-row>
        <table:table-row table:style-name="ro1">
          <table:table-cell table:formula="of:=[.A492]+1" office:value-type="float" office:value="467">
            <text:p>467</text:p>
          </table:table-cell>
          <table:table-cell table:formula="of:=([.$B$24]-[.$A496]+1)*([.$C$24]-[.$A496]+1)" office:value-type="float" office:value="219961">
            <text:p>219961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8">
            <text:p>468</text:p>
          </table:table-cell>
          <table:table-cell table:formula="of:=([.$B$24]-[.$A497]+1)*([.$C$24]-[.$A497]+1)" office:value-type="float" office:value="220900">
            <text:p>220900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9">
            <text:p>469</text:p>
          </table:table-cell>
          <table:table-cell table:formula="of:=([.$B$24]-[.$A498]+1)*([.$C$24]-[.$A498]+1)" office:value-type="float" office:value="221841">
            <text:p>221841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70">
            <text:p>470</text:p>
          </table:table-cell>
          <table:table-cell table:formula="of:=([.$B$24]-[.$A499]+1)*([.$C$24]-[.$A499]+1)" office:value-type="float" office:value="222784">
            <text:p>222784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71">
            <text:p>471</text:p>
          </table:table-cell>
          <table:table-cell table:formula="of:=([.$B$24]-[.$A500]+1)*([.$C$24]-[.$A500]+1)" office:value-type="float" office:value="223729">
            <text:p>223729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72">
            <text:p>472</text:p>
          </table:table-cell>
          <table:table-cell table:formula="of:=([.$B$24]-[.$A501]+1)*([.$C$24]-[.$A501]+1)" office:value-type="float" office:value="224676">
            <text:p>224676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73">
            <text:p>473</text:p>
          </table:table-cell>
          <table:table-cell table:formula="of:=([.$B$24]-[.$A502]+1)*([.$C$24]-[.$A502]+1)" office:value-type="float" office:value="225625">
            <text:p>22562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74">
            <text:p>474</text:p>
          </table:table-cell>
          <table:table-cell table:formula="of:=([.$B$24]-[.$A503]+1)*([.$C$24]-[.$A503]+1)" office:value-type="float" office:value="226576">
            <text:p>226576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75">
            <text:p>475</text:p>
          </table:table-cell>
          <table:table-cell table:formula="of:=([.$B$24]-[.$A504]+1)*([.$C$24]-[.$A504]+1)" office:value-type="float" office:value="227529">
            <text:p>227529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6">
            <text:p>476</text:p>
          </table:table-cell>
          <table:table-cell table:formula="of:=([.$B$24]-[.$A505]+1)*([.$C$24]-[.$A505]+1)" office:value-type="float" office:value="228484">
            <text:p>228484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7">
            <text:p>477</text:p>
          </table:table-cell>
          <table:table-cell table:formula="of:=([.$B$24]-[.$A506]+1)*([.$C$24]-[.$A506]+1)" office:value-type="float" office:value="229441">
            <text:p>229441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8">
            <text:p>478</text:p>
          </table:table-cell>
          <table:table-cell table:formula="of:=([.$B$24]-[.$A507]+1)*([.$C$24]-[.$A507]+1)" office:value-type="float" office:value="230400">
            <text:p>230400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9">
            <text:p>479</text:p>
          </table:table-cell>
          <table:table-cell table:formula="of:=([.$B$24]-[.$A508]+1)*([.$C$24]-[.$A508]+1)" office:value-type="float" office:value="231361">
            <text:p>231361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80">
            <text:p>480</text:p>
          </table:table-cell>
          <table:table-cell table:formula="of:=([.$B$24]-[.$A509]+1)*([.$C$24]-[.$A509]+1)" office:value-type="float" office:value="232324">
            <text:p>232324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81">
            <text:p>481</text:p>
          </table:table-cell>
          <table:table-cell table:formula="of:=([.$B$24]-[.$A510]+1)*([.$C$24]-[.$A510]+1)" office:value-type="float" office:value="233289">
            <text:p>233289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82">
            <text:p>482</text:p>
          </table:table-cell>
          <table:table-cell table:formula="of:=([.$B$24]-[.$A511]+1)*([.$C$24]-[.$A511]+1)" office:value-type="float" office:value="234256">
            <text:p>234256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83">
            <text:p>483</text:p>
          </table:table-cell>
          <table:table-cell table:formula="of:=([.$B$24]-[.$A512]+1)*([.$C$24]-[.$A512]+1)" office:value-type="float" office:value="235225">
            <text:p>23522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84">
            <text:p>484</text:p>
          </table:table-cell>
          <table:table-cell table:formula="of:=([.$B$24]-[.$A513]+1)*([.$C$24]-[.$A513]+1)" office:value-type="float" office:value="236196">
            <text:p>236196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85">
            <text:p>485</text:p>
          </table:table-cell>
          <table:table-cell table:formula="of:=([.$B$24]-[.$A514]+1)*([.$C$24]-[.$A514]+1)" office:value-type="float" office:value="237169">
            <text:p>237169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6">
            <text:p>486</text:p>
          </table:table-cell>
          <table:table-cell table:formula="of:=([.$B$24]-[.$A515]+1)*([.$C$24]-[.$A515]+1)" office:value-type="float" office:value="238144">
            <text:p>238144</text:p>
          </table:table-cell>
          <table:table-cell table:number-columns-repeated="12"/>
        </table:table-row>
        <table:table-row table:style-name="ro1">
          <table:table-cell table:formula="of:=[.A512]+1" office:value-type="float" office:value="487">
            <text:p>487</text:p>
          </table:table-cell>
          <table:table-cell table:formula="of:=([.$B$24]-[.$A516]+1)*([.$C$24]-[.$A516]+1)" office:value-type="float" office:value="239121">
            <text:p>239121</text:p>
          </table:table-cell>
          <table:table-cell table:number-columns-repeated="12"/>
        </table:table-row>
        <table:table-row table:style-name="ro1">
          <table:table-cell table:formula="of:=[.A513]+1" office:value-type="float" office:value="488">
            <text:p>488</text:p>
          </table:table-cell>
          <table:table-cell table:formula="of:=([.$B$24]-[.$A517]+1)*([.$C$24]-[.$A517]+1)" office:value-type="float" office:value="240100">
            <text:p>240100</text:p>
          </table:table-cell>
          <table:table-cell table:number-columns-repeated="12"/>
        </table:table-row>
        <table:table-row table:style-name="ro1">
          <table:table-cell table:formula="of:=[.A514]+1" office:value-type="float" office:value="489">
            <text:p>489</text:p>
          </table:table-cell>
          <table:table-cell table:formula="of:=([.$B$24]-[.$A518]+1)*([.$C$24]-[.$A518]+1)" office:value-type="float" office:value="241081">
            <text:p>241081</text:p>
          </table:table-cell>
          <table:table-cell table:number-columns-repeated="12"/>
        </table:table-row>
        <table:table-row table:style-name="ro1">
          <table:table-cell table:formula="of:=[.A515]+1" office:value-type="float" office:value="490">
            <text:p>490</text:p>
          </table:table-cell>
          <table:table-cell table:formula="of:=([.$B$24]-[.$A519]+1)*([.$C$24]-[.$A519]+1)" office:value-type="float" office:value="242064">
            <text:p>242064</text:p>
          </table:table-cell>
          <table:table-cell table:number-columns-repeated="12"/>
        </table:table-row>
        <table:table-row table:style-name="ro1">
          <table:table-cell table:formula="of:=[.A516]+1" office:value-type="float" office:value="491">
            <text:p>491</text:p>
          </table:table-cell>
          <table:table-cell table:formula="of:=([.$B$24]-[.$A520]+1)*([.$C$24]-[.$A520]+1)" office:value-type="float" office:value="243049">
            <text:p>243049</text:p>
          </table:table-cell>
          <table:table-cell table:number-columns-repeated="12"/>
        </table:table-row>
        <table:table-row table:style-name="ro1">
          <table:table-cell table:formula="of:=[.A517]+1" office:value-type="float" office:value="492">
            <text:p>492</text:p>
          </table:table-cell>
          <table:table-cell table:formula="of:=([.$B$24]-[.$A521]+1)*([.$C$24]-[.$A521]+1)" office:value-type="float" office:value="244036">
            <text:p>244036</text:p>
          </table:table-cell>
          <table:table-cell table:number-columns-repeated="12"/>
        </table:table-row>
        <table:table-row table:style-name="ro1">
          <table:table-cell table:formula="of:=[.A518]+1" office:value-type="float" office:value="493">
            <text:p>493</text:p>
          </table:table-cell>
          <table:table-cell table:formula="of:=([.$B$24]-[.$A522]+1)*([.$C$24]-[.$A522]+1)" office:value-type="float" office:value="245025">
            <text:p>245025</text:p>
          </table:table-cell>
          <table:table-cell table:number-columns-repeated="12"/>
        </table:table-row>
        <table:table-row table:style-name="ro1">
          <table:table-cell table:formula="of:=[.A519]+1" office:value-type="float" office:value="494">
            <text:p>494</text:p>
          </table:table-cell>
          <table:table-cell table:formula="of:=([.$B$24]-[.$A523]+1)*([.$C$24]-[.$A523]+1)" office:value-type="float" office:value="246016">
            <text:p>246016</text:p>
          </table:table-cell>
          <table:table-cell table:number-columns-repeated="12"/>
        </table:table-row>
        <table:table-row table:style-name="ro1">
          <table:table-cell table:formula="of:=[.A520]+1" office:value-type="float" office:value="495">
            <text:p>495</text:p>
          </table:table-cell>
          <table:table-cell table:formula="of:=([.$B$24]-[.$A524]+1)*([.$C$24]-[.$A524]+1)" office:value-type="float" office:value="247009">
            <text:p>247009</text:p>
          </table:table-cell>
          <table:table-cell table:number-columns-repeated="12"/>
        </table:table-row>
        <table:table-row table:style-name="ro1">
          <table:table-cell table:formula="of:=[.A521]+1" office:value-type="float" office:value="496">
            <text:p>496</text:p>
          </table:table-cell>
          <table:table-cell table:formula="of:=([.$B$24]-[.$A525]+1)*([.$C$24]-[.$A525]+1)" office:value-type="float" office:value="248004">
            <text:p>248004</text:p>
          </table:table-cell>
          <table:table-cell table:number-columns-repeated="12"/>
        </table:table-row>
        <table:table-row table:style-name="ro1">
          <table:table-cell table:formula="of:=[.A522]+1" office:value-type="float" office:value="497">
            <text:p>497</text:p>
          </table:table-cell>
          <table:table-cell table:formula="of:=([.$B$24]-[.$A526]+1)*([.$C$24]-[.$A526]+1)" office:value-type="float" office:value="249001">
            <text:p>249001</text:p>
          </table:table-cell>
          <table:table-cell table:number-columns-repeated="12"/>
        </table:table-row>
        <table:table-row table:style-name="ro1">
          <table:table-cell table:formula="of:=[.A523]+1" office:value-type="float" office:value="498">
            <text:p>498</text:p>
          </table:table-cell>
          <table:table-cell table:number-columns-repeated="13"/>
        </table:table-row>
        <table:table-row table:style-name="ro1">
          <table:table-cell table:formula="of:=[.A524]+1" office:value-type="float" office:value="499">
            <text:p>499</text:p>
          </table:table-cell>
          <table:table-cell table:number-columns-repeated="13"/>
        </table:table-row>
        <table:table-row table:style-name="ro1">
          <table:table-cell table:formula="of:=[.A525]+1" office:value-type="float" office:value="500">
            <text:p>500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6" table:number-columns-repeated="1024" table:default-cell-style-name="Default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tch next</text:p>
          </table:table-cell>
          <table:table-cell/>
          <table:table-cell table:formula="of:=[.C10]-2" office:value-type="float" office:value="8">
            <text:p>8</text:p>
          </table:table-cell>
          <table:table-cell table:formula="of:=[.D10]-2" office:value-type="float" office:value="6">
            <text:p>6</text:p>
          </table:table-cell>
          <table:table-cell table:formula="of:=[.E10]-2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8"/>
          <table:table-cell table:formula="of:=19*5+1" office:value-type="float" office:value="96">
            <text:p>9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formula="of:=32*5" office:value-type="float" office:value="160">
            <text:p>16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H35]/3" office:value-type="float" office:value="53.3333333333333">
            <text:p>53.3333333333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53*3" office:value-type="float" office:value="159">
            <text:p>159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159/5" office:value-type="float" office:value="31.8">
            <text:p>31.8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31*5" office:value-type="float" office:value="155">
            <text:p>155</text:p>
          </table:table-cell>
          <table:table-cell table:number-columns-repeated="101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1/23/2013</text:date>, <text:time>09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1-23T09:13:09.37</dc:date>
    <meta:editing-duration>P26DT21H5M31S</meta:editing-duration>
    <meta:editing-cycles>7</meta:editing-cycles>
    <meta:generator>OpenOffice.org/3.4.1$Win32 OpenOffice.org_project/341m1$Build-9593</meta:generator>
    <meta:document-statistic meta:table-count="3" meta:cell-count="1168" meta:object-count="0"/>
  </office:meta>
</office:document-meta>
</file>